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9">
      <style:drawing-page-properties draw:fill="gradient" draw:fill-gradient-name="a94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6">
      <style:drawing-page-properties draw:fill="gradient" draw:fill-gradient-name="a9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178db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5">
      <style:drawing-page-properties draw:fill="gradient" draw:fill-gradient-name="a9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4">
      <style:drawing-page-properties draw:fill="gradient" draw:fill-gradient-name="a97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95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8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6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9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5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8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8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office:automatic-styles>
  <office:body>
    <office:presentation>
      <draw:page draw:name="Slide1" draw:style-name="a935" draw:master-page-name="Master1-Layout1-title-Titelfolie" presentation:presentation-page-layout-name="Master1-PPL1" draw:id="Slide-256">
        <draw:frame draw:id="id570" presentation:style-name="a943" draw:name="Titel 1" svg:x="2.8316in" svg:y="2.75in" svg:width="9.75in" svg:height="2.47461in" presentation:class="title" presentation:placeholder="false">
          <draw:text-box>
            <text:p text:style-name="a942" text:class-names="" text:cond-style-name=""><text:span text:style-name="a936" text:class-names="">SWP-Algorithmen<text:line-break/></text:span><text:span text:style-name="a937" text:class-names="">Projekt:<text:s text:c="1"/></text:span><text:span text:style-name="a938" text:class-names="">Frechét</text:span><text:span text:style-name="a939" text:class-names=""><text:s text:c="1"/></text:span><text:span text:style-name="a940" text:class-names="">Distanz</text:span><text:span text:style-name="a941" text:class-names=""/></text:p>
          </draw:text-box>
          <svg:title/>
          <svg:desc/>
        </draw:frame>
        <draw:frame draw:id="id571" presentation:style-name="a947" draw:name="Untertitel 2" svg:x="2.8316in" svg:y="5.22461in" svg:width="9.75in" svg:height="1.23172in" presentation:class="subtitle" presentation:placeholder="false">
          <draw:text-box>
            <text:p text:style-name="a946" text:class-names="" text:cond-style-name=""><text:span text:style-name="a944" text:class-names="">Erste Zwischenpräsentation</text:span><text:span text:style-name="a945" text:class-names=""/></text:p>
          </draw:text-box>
          <svg:title/>
          <svg:desc/>
        </draw:frame>
      </draw:page>
      <draw:page draw:name="Slide2" draw:style-name="a949" draw:master-page-name="Master1-Layout2-obj-Titel-und-Inhalt" presentation:presentation-page-layout-name="Master1-PPL2" draw:id="Slide-257">
        <draw:frame draw:id="id572" presentation:style-name="a953" draw:name="Titel 1" svg:x="2.83566in" svg:y="0.68253in" svg:width="9.74594in" svg:height="1.4008in" presentation:class="title" presentation:placeholder="false">
          <draw:text-box>
            <text:p text:style-name="a952" text:class-names="" text:cond-style-name=""><text:span text:style-name="a950" text:class-names="">Agenda</text:span><text:span text:style-name="a951" text:class-names=""/></text:p>
          </draw:text-box>
          <svg:title/>
          <svg:desc/>
        </draw:frame>
        <draw:frame draw:id="id573" presentation:style-name="a964" draw:name="Inhaltsplatzhalter 2" svg:x="2.8316in" svg:y="2.33333in" svg:width="9.75in" svg:height="4.13126in" presentation:class="outline" presentation:placeholder="false">
          <draw:text-box>
            <text:list text:style-name="a956">
              <text:list-item>
                <text:p text:style-name="a955" text:class-names="" text:cond-style-name=""><text:span text:style-name="a954" text:class-names="">1. Zusammenfassung Projektinhalt</text:span></text:p>
              </text:list-item>
            </text:list>
            <text:list text:style-name="a959">
              <text:list-item>
                <text:p text:style-name="a958" text:class-names="" text:cond-style-name=""><text:span text:style-name="a957" text:class-names="">2. Was bisher geschah</text:span></text:p>
              </text:list-item>
            </text:list>
            <text:list text:style-name="a963">
              <text:list-item>
                <text:p text:style-name="a962" text:class-names="" text:cond-style-name=""><text:span text:style-name="a960" text:class-names="">3. Ausblick</text:span><text:span text:style-name="a961" text:class-names=""/></text:p>
              </text:list-item>
            </text:list>
          </draw:text-box>
          <svg:title/>
          <svg:desc/>
        </draw:frame>
      </draw:page>
      <draw:page draw:name="Slide3" draw:style-name="a966" draw:master-page-name="Master1-Layout2-obj-Titel-und-Inhalt" presentation:presentation-page-layout-name="Master1-PPL2" draw:id="Slide-258">
        <draw:frame draw:id="id574" presentation:style-name="a971" draw:name="Titel 1" svg:x="2.83566in" svg:y="0.68253in" svg:width="9.74594in" svg:height="1.4008in" presentation:class="title" presentation:placeholder="false">
          <draw:text-box>
            <text:p text:style-name="a970" text:class-names="" text:cond-style-name=""><text:span text:style-name="a967" text:class-names="">1. Zusammenfassung <text:line-break/></text:span><text:span text:style-name="a968" text:class-names="">Problematik &amp; Lösungsansatz</text:span><text:span text:style-name="a969" text:class-names=""/></text:p>
          </draw:text-box>
          <svg:title/>
          <svg:desc/>
        </draw:frame>
        <draw:frame draw:id="id575" presentation:style-name="a972" draw:name="Inhaltsplatzhalter 2" svg:x="2.8316in" svg:y="2.33333in" svg:width="9.75in" svg:height="4.13126in" presentation:class="outline" presentation:placeholder="true">
          <draw:text-box/>
          <svg:title/>
          <svg:desc/>
        </draw:frame>
      </draw:page>
      <draw:page draw:name="Slide4" draw:style-name="a974" draw:master-page-name="Master1-Layout2-obj-Titel-und-Inhalt" presentation:presentation-page-layout-name="Master1-PPL2" draw:id="Slide-259">
        <draw:frame draw:id="id576" presentation:style-name="a978" draw:name="Titel 1" svg:x="2.83566in" svg:y="0.68253in" svg:width="9.74594in" svg:height="1.4008in" presentation:class="title" presentation:placeholder="false">
          <draw:text-box>
            <text:p text:style-name="a977" text:class-names="" text:cond-style-name=""><text:span text:style-name="a975" text:class-names="">2. Was bisher geschah</text:span><text:span text:style-name="a976" text:class-names=""/></text:p>
          </draw:text-box>
          <svg:title/>
          <svg:desc/>
        </draw:frame>
        <draw:frame draw:id="id577" presentation:style-name="a993" draw:name="Inhaltsplatzhalter 2" svg:x="2.8316in" svg:y="2.33333in" svg:width="9.75in" svg:height="4.13126in" presentation:class="outline" presentation:placeholder="false">
          <draw:text-box>
            <text:list text:style-name="a981">
              <text:list-item>
                <text:p text:style-name="a980" text:class-names="" text:cond-style-name=""><text:span text:style-name="a979" text:class-names="">Projekt wurde in 2 größere Unterprojekte aufgeteilt</text:span></text:p>
              </text:list-item>
            </text:list>
            <text:list text:style-name="a986">
              <text:list-item>
                <text:list text:style-name="a986">
                  <text:list-item>
                    <text:p text:style-name="a985" text:class-names="" text:cond-style-name=""><text:span text:style-name="a982" text:class-names="">Team A : Implementierung des<text:s text:c="1"/></text:span><text:span text:style-name="a983" text:class-names="">Frechét</text:span><text:span text:style-name="a984" text:class-names="">-Algorithmus</text:span></text:p>
                  </text:list-item>
                </text:list>
              </text:list-item>
            </text:list>
            <text:list text:style-name="a989">
              <text:list-item>
                <text:list text:style-name="a989">
                  <text:list-item>
                    <text:p text:style-name="a988" text:class-names="" text:cond-style-name=""><text:span text:style-name="a987" text:class-names="">Team B : Implementierung der graphischen Oberfläche und Visualisierung</text:span></text:p>
                  </text:list-item>
                </text:list>
              </text:list-item>
            </text:list>
            <text:list text:style-name="a992">
              <text:list-item>
                <text:list text:style-name="a992">
                  <text:list-item>
                    <text:p text:style-name="a991" text:class-names="" text:cond-style-name=""><text:span text:style-name="a990"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el und Inhal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Abschnitts-&#10;überschrift">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Zwei Inhalte">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Vergleich">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Nur Tite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Leer">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Inhalt mit Überschrift">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Bild mit Überschrift">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el und Beschriftung">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Zitat mit Beschriftung">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nskarte">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Namenskarte für Zitat">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Wahr oder Falsch">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el und vertikaler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kaler Titel u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353535" draw:opacity="100%" draw:stroke="solid" svg:stroke-width="0.01736in" svg:stroke-color="#242424" svg:stroke-opacity="100%" svg:stroke-linecap="round"/>
    </style:default-style>
    <draw:gradient draw:name="a0" draw:style="linear" draw:angle="0" draw:start-color="#ffffff" draw:end-color="#c5dee5" draw:start-intensity="100%" draw:end-intensity="100%"/>
    <draw:gradient draw:name="a664" draw:style="linear" draw:angle="0" draw:start-color="#ffffff" draw:end-color="#c5dee5" draw:start-intensity="100%" draw:end-intensity="100%"/>
    <draw:gradient draw:name="a285" draw:style="linear" draw:angle="0" draw:start-color="#ffffff" draw:end-color="#c5dee5" draw:start-intensity="100%" draw:end-intensity="100%"/>
    <draw:gradient draw:name="a411" draw:style="linear" draw:angle="0" draw:start-color="#ffffff" draw:end-color="#c5dee5" draw:start-intensity="100%" draw:end-intensity="100%"/>
    <draw:gradient draw:name="a209" draw:style="linear" draw:angle="0" draw:start-color="#ffffff" draw:end-color="#c5dee5" draw:start-intensity="100%" draw:end-intensity="100%"/>
    <draw:gradient draw:name="a163" draw:style="linear" draw:angle="0" draw:start-color="#ffffff" draw:end-color="#c5dee5" draw:start-intensity="100%" draw:end-intensity="100%"/>
    <draw:gradient draw:name="a934" draw:style="linear" draw:angle="0" draw:start-color="#ffffff" draw:end-color="#c5dee5" draw:start-intensity="100%" draw:end-intensity="100%"/>
    <draw:gradient draw:name="a875" draw:style="linear" draw:angle="0" draw:start-color="#ffffff" draw:end-color="#c5dee5" draw:start-intensity="100%" draw:end-intensity="100%"/>
    <draw:gradient draw:name="a608" draw:style="linear" draw:angle="0" draw:start-color="#ffffff" draw:end-color="#c5dee5" draw:start-intensity="100%" draw:end-intensity="100%"/>
    <draw:gradient draw:name="a562" draw:style="linear" draw:angle="0" draw:start-color="#ffffff" draw:end-color="#c5dee5" draw:start-intensity="100%" draw:end-intensity="100%"/>
    <draw:gradient draw:name="a104" draw:style="linear" draw:angle="0" draw:start-color="#ffffff" draw:end-color="#c5dee5" draw:start-intensity="100%" draw:end-intensity="100%"/>
    <draw:gradient draw:name="a816" draw:style="linear" draw:angle="0" draw:start-color="#ffffff" draw:end-color="#c5dee5" draw:start-intensity="100%" draw:end-intensity="100%"/>
    <draw:gradient draw:name="a369" draw:style="linear" draw:angle="0" draw:start-color="#ffffff" draw:end-color="#c5dee5" draw:start-intensity="100%" draw:end-intensity="100%"/>
    <draw:gradient draw:name="a948" draw:style="linear" draw:angle="0" draw:start-color="#ffffff" draw:end-color="#c5dee5" draw:start-intensity="100%" draw:end-intensity="100%"/>
    <draw:gradient draw:name="a766" draw:style="linear" draw:angle="0" draw:start-color="#ffffff" draw:end-color="#c5dee5" draw:start-intensity="100%" draw:end-intensity="100%"/>
    <draw:gradient draw:name="a58" draw:style="linear" draw:angle="0" draw:start-color="#ffffff" draw:end-color="#c5dee5" draw:start-intensity="100%" draw:end-intensity="100%"/>
    <draw:gradient draw:name="a512" draw:style="linear" draw:angle="0" draw:start-color="#ffffff" draw:end-color="#c5dee5" draw:start-intensity="100%" draw:end-intensity="100%"/>
    <draw:gradient draw:name="a965" draw:style="linear" draw:angle="0" draw:start-color="#ffffff" draw:end-color="#c5dee5" draw:start-intensity="100%" draw:end-intensity="100%"/>
    <draw:gradient draw:name="a710" draw:style="linear" draw:angle="0" draw:start-color="#ffffff" draw:end-color="#c5dee5" draw:start-intensity="100%" draw:end-intensity="100%"/>
    <draw:gradient draw:name="a973" draw:style="linear" draw:angle="0" draw:start-color="#ffffff" draw:end-color="#c5dee5" draw:start-intensity="100%" draw:end-intensity="100%"/>
    <draw:gradient draw:name="a449" draw:style="linear" draw:angle="0" draw:start-color="#ffffff" draw:end-color="#c5dee5"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2e5369" draw:opacity="100%" draw:stroke="none"/>
    </style:style>
    <style:style style:family="graphic" style:name="a151">
      <style:graphic-properties draw:fill="solid" draw:fill-color="#2e5369" draw:opacity="20%" draw:stroke="none"/>
    </style:style>
    <style:style style:family="graphic" style:name="a152">
      <style:graphic-properties draw:fill="solid" draw:fill-color="#2e5369" draw:opacity="20%" draw:stroke="none"/>
    </style:style>
    <style:style style:family="graphic" style:name="a153">
      <style:graphic-properties draw:fill="solid" draw:fill-color="#2e5369" draw:opacity="20%" draw:stroke="none"/>
    </style:style>
    <style:style style:family="paragraph" style:name="a23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draw:fill="solid" draw:fill-color="#2e5369" draw:opacity="20%" draw:stroke="none"/>
    </style:style>
    <style:style style:family="graphic" style:name="a155">
      <style:graphic-properties draw:fill="solid" draw:fill-color="#2e5369" draw:opacity="20%" draw:stroke="non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
      <style:graphic-properties draw:fill="solid" draw:fill-color="#2e5369" draw:opacity="2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2e5369" draw:opacity="20%" draw:stroke="none"/>
    </style:style>
    <style:style style:family="paragraph" style:name="a2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2e5369" draw:opacity="20%" draw:stroke="none"/>
    </style:style>
    <style:style style:family="paragraph" style:name="a3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2e5369"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solid" draw:fill-color="#2e5369" draw:opacity="20%" draw:stroke="none"/>
    </style:style>
    <style:style style:family="graphic" style:name="a161">
      <style:graphic-properties draw:fill="solid" draw:fill-color="#2e5369" draw:opacity="20%" draw:stroke="none"/>
    </style:style>
    <style:style style:family="graphic" style:name="a162">
      <style:graphic-properties draw:fill="solid" draw:fill-color="#2e5369" draw:opacity="20%" draw:stroke="none"/>
    </style:style>
    <style:style style:family="paragraph" style:name="a24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
      <style:drawing-page-properties draw:fill="gradient" draw:fill-gradient-name="a1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
      <style:graphic-properties draw:fill="solid" draw:fill-color="#2e5369" draw:opacity="100%" draw:stroke="non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solid" draw:fill-color="#2e5369" draw:opacity="20%" draw:stroke="non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1">
      <style:graphic-properties draw:fill="solid" draw:fill-color="#2e5369" draw:opacity="20%" draw:stroke="non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draw:fill="solid" draw:fill-color="#2e5369" draw:opacity="20%" draw:stroke="none"/>
    </style:style>
    <style:style style:family="paragraph" style:name="a32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draw:fill="solid" draw:fill-color="#2e5369" draw:opacity="20%" draw:stroke="none"/>
    </style:style>
    <style:style style:family="graphic" style:name="a404">
      <style:graphic-properties draw:fill="solid" draw:fill-color="#2e5369" draw:opacity="20%" draw:stroke="non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draw:fill="solid" draw:fill-color="#2e5369" draw:opacity="20%" draw:stroke="none"/>
    </style:style>
    <style:style style:family="graphic" style:name="a406">
      <style:graphic-properties draw:fill="solid" draw:fill-color="#2e5369" draw:opacity="20%" draw:stroke="none"/>
    </style:style>
    <style:style style:family="graphic" style:name="a407">
      <style:graphic-properties draw:fill="solid" draw:fill-color="#2e5369" draw:opacity="20%" draw:stroke="none"/>
    </style:style>
    <style:style style:family="graphic" style:name="a408">
      <style:graphic-properties draw:fill="solid" draw:fill-color="#2e5369" draw:opacity="20%" draw:stroke="none"/>
    </style:style>
    <style:style style:family="graphic" style:name="a409">
      <style:graphic-properties draw:fill="solid" draw:fill-color="#2e5369" draw:opacity="20%" draw:stroke="none"/>
    </style:style>
    <style:style style:family="text" style:name="a170">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7">
      <style:graphic-properties draw:fill="solid" draw:fill-color="#353535" draw:opacity="100%" draw:stroke="non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2e5369" draw:opacity="20%" draw:stroke="non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2">
      <style:drawing-page-properties draw:fill="gradient" draw:fill-gradient-name="a4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3">
      <style:graphic-properties draw:fill="solid" draw:fill-color="#2e5369" draw:opacity="100%" draw:stroke="non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
      <style:graphic-properties draw:fill="solid" draw:fill-color="#353535" draw:opacity="100%" draw:stroke="none"/>
    </style:style>
    <style:style style:family="text" style:name="a18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1">
      <style:graphic-properties draw:fill="solid" draw:fill-color="#2e5369" draw:opacity="100%" draw:stroke="none"/>
    </style:style>
    <style:style style:family="graphic" style:name="a185">
      <style:graphic-properties draw:fill="solid" draw:fill-color="#2e5369" draw:opacity="100%" draw:stroke="none"/>
    </style:style>
    <style:style style:family="graphic" style:name="a262">
      <style:graphic-properties draw:fill="solid" draw:fill-color="#2e5369" draw:opacity="100%" draw:stroke="none"/>
    </style:style>
    <style:style style:family="graphic" style:name="a186">
      <style:graphic-properties draw:fill="solid" draw:fill-color="#2e5369" draw:opacity="100%" draw:stroke="none"/>
    </style:style>
    <style:style style:family="graphic" style:name="a263">
      <style:graphic-properties draw:fill="solid" draw:fill-color="#2e5369" draw:opacity="100%" draw:stroke="none"/>
    </style:style>
    <style:style style:family="graphic" style:name="a187">
      <style:graphic-properties draw:fill="solid" draw:fill-color="#2e5369" draw:opacity="100%" draw:stroke="none"/>
    </style:style>
    <style:style style:family="graphic" style:name="a264">
      <style:graphic-properties draw:fill="solid" draw:fill-color="#2e5369" draw:opacity="100%" draw:stroke="none"/>
    </style:style>
    <style:style style:family="graphic" style:name="a188">
      <style:graphic-properties draw:fill="solid" draw:fill-color="#2e5369" draw:opacity="100%" draw:stroke="non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5">
      <style:graphic-properties draw:fill="solid" draw:fill-color="#2e5369" draw:opacity="100%" draw:stroke="none"/>
    </style:style>
    <style:style style:family="graphic" style:name="a189">
      <style:graphic-properties draw:fill="solid" draw:fill-color="#2e5369" draw:opacity="100%" draw:stroke="none"/>
    </style:style>
    <style:style style:family="graphic" style:name="a341">
      <style:graphic-properties draw:fill="solid" draw:fill-color="#353535" draw:opacity="100%" draw:stroke="none"/>
    </style:style>
    <style:style style:family="graphic" style:name="a266">
      <style:graphic-properties draw:fill="solid" draw:fill-color="#2e5369" draw:opacity="100%" draw:stroke="none"/>
    </style:style>
    <style:style style:family="text" style:name="a3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draw:fill="solid" draw:fill-color="#2e5369" draw:opacity="100%" draw:stroke="non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draw:fill="solid" draw:fill-color="#2e5369" draw:opacity="100%" draw:stroke="non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9">
      <style:graphic-properties draw:fill="solid" draw:fill-color="#2e5369" draw:opacity="100%" draw:stroke="none"/>
    </style:style>
    <style:style style:family="graphic" style:name="a421">
      <style:graphic-properties draw:fill="solid" draw:fill-color="#353535" draw:opacity="100%" draw:stroke="none"/>
    </style:style>
    <style:style style:family="graphic" style:name="a345">
      <style:graphic-properties draw:fill="solid" draw:fill-color="#2e5369" draw:opacity="100%" draw:stroke="none"/>
    </style:style>
    <style:style style:family="graphic" style:name="a346">
      <style:graphic-properties draw:fill="solid" draw:fill-color="#2e5369" draw:opacity="100%" draw:stroke="none"/>
    </style:style>
    <style:style style:family="text" style:name="a42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solid" draw:fill-color="#2e5369" draw:opacity="100%" draw:stroke="non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2e5369" draw:opacity="20%" draw:stroke="non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8">
      <style:graphic-properties draw:fill="solid" draw:fill-color="#2e5369" draw:opacity="100%" draw:stroke="none"/>
    </style:style>
    <style:style style:family="graphic" style:name="a501">
      <style:graphic-properties draw:fill="solid" draw:fill-color="#2e5369" draw:opacity="20%" draw:stroke="none"/>
    </style:style>
    <style:style style:family="graphic" style:name="a425">
      <style:graphic-properties draw:fill="solid" draw:fill-color="#2e5369" draw:opacity="100%" draw:stroke="none"/>
    </style:style>
    <style:style style:family="graphic" style:name="a349">
      <style:graphic-properties draw:fill="solid" draw:fill-color="#2e5369" draw:opacity="100%" draw:stroke="none"/>
    </style:style>
    <style:style style:family="graphic" style:name="a502">
      <style:graphic-properties draw:fill="solid" draw:fill-color="#2e5369" draw:opacity="20%" draw:stroke="none"/>
    </style:style>
    <style:style style:family="graphic" style:name="a426">
      <style:graphic-properties draw:fill="solid" draw:fill-color="#2e5369" draw:opacity="100%" draw:stroke="none"/>
    </style:style>
    <style:style style:family="graphic" style:name="a503">
      <style:graphic-properties draw:fill="solid" draw:fill-color="#2e5369" draw:opacity="20%" draw:stroke="none"/>
    </style:style>
    <style:style style:family="graphic" style:name="a427">
      <style:graphic-properties draw:fill="solid" draw:fill-color="#2e5369" draw:opacity="100%" draw:stroke="none"/>
    </style:style>
    <style:style style:family="graphic" style:name="a504">
      <style:graphic-properties draw:fill="solid" draw:fill-color="#2e5369" draw:opacity="20%" draw:stroke="none"/>
    </style:style>
    <style:style style:family="graphic" style:name="a428">
      <style:graphic-properties draw:fill="solid" draw:fill-color="#2e5369" draw:opacity="100%" draw:stroke="none"/>
    </style:style>
    <style:style style:family="graphic" style:name="a505">
      <style:graphic-properties draw:fill="solid" draw:fill-color="#2e5369" draw:opacity="20%" draw:stroke="none"/>
    </style:style>
    <style:style style:family="graphic" style:name="a429">
      <style:graphic-properties draw:fill="solid" draw:fill-color="#2e5369" draw:opacity="100%" draw:stroke="none"/>
    </style:style>
    <style:style style:family="graphic" style:name="a506">
      <style:graphic-properties draw:fill="solid" draw:fill-color="#2e5369" draw:opacity="20%" draw:stroke="none"/>
    </style:style>
    <style:style style:family="graphic" style:name="a507">
      <style:graphic-properties draw:fill="solid" draw:fill-color="#2e5369" draw:opacity="20%" draw:stroke="none"/>
    </style:style>
    <style:style style:family="graphic" style:name="a508">
      <style:graphic-properties draw:fill="solid" draw:fill-color="#2e5369" draw:opacity="20%" draw:stroke="none"/>
    </style:style>
    <style:style style:family="graphic" style:name="a509">
      <style:graphic-properties draw:fill="solid" draw:fill-color="#2e5369" draw:opacity="20%" draw:stroke="none"/>
    </style:style>
    <style:style style:family="graphic" style:name="a190">
      <style:graphic-properties draw:fill="solid" draw:fill-color="#2e5369" draw:opacity="100%" draw:stroke="none"/>
    </style:style>
    <style:style style:family="graphic" style:name="a191">
      <style:graphic-properties draw:fill="solid" draw:fill-color="#2e5369" draw:opacity="100%" draw:stroke="none"/>
    </style:style>
    <style:style style:family="graphic" style:name="a192">
      <style:graphic-properties draw:fill="solid" draw:fill-color="#2e5369" draw:opacity="100%" draw:stroke="none"/>
    </style:style>
    <style:style style:family="graphic" style:name="a193">
      <style:graphic-properties draw:fill="solid" draw:fill-color="#2e5369" draw:opacity="100%" draw:stroke="none"/>
    </style:style>
    <style:style style:family="graphic" style:name="a270">
      <style:graphic-properties draw:fill="solid" draw:fill-color="#2e5369" draw:opacity="100%" draw:stroke="none"/>
    </style:style>
    <style:style style:family="graphic" style:name="a194">
      <style:graphic-properties draw:fill="solid" draw:fill-color="#2e5369" draw:opacity="100%" draw:stroke="none"/>
    </style:style>
    <style:style style:family="graphic" style:name="a271">
      <style:graphic-properties draw:fill="solid" draw:fill-color="#2e5369" draw:opacity="100%" draw:stroke="none"/>
    </style:style>
    <style:style style:family="graphic" style:name="a195">
      <style:graphic-properties draw:fill="solid" draw:fill-color="#2e5369" draw:opacity="100%" draw:stroke="none"/>
    </style:style>
    <style:style style:family="graphic" style:name="a272">
      <style:graphic-properties draw:fill="solid" draw:fill-color="#2e5369" draw:opacity="100%" draw:stroke="none"/>
    </style:style>
    <style:style style:family="graphic" style:name="a196">
      <style:graphic-properties draw:fill="solid" draw:fill-color="#2e5369" draw:opacity="100%" draw:stroke="none"/>
    </style:style>
    <style:style style:family="graphic" style:name="a273">
      <style:graphic-properties draw:fill="solid" draw:fill-color="#2e5369" draw:opacity="20%" draw:stroke="none"/>
    </style:style>
    <style:style style:family="graphic" style:name="a197">
      <style:graphic-properties draw:fill="solid" draw:fill-color="#2e5369" draw:opacity="20%" draw:stroke="none"/>
    </style:style>
    <style:style style:family="graphic" style:name="a274">
      <style:graphic-properties draw:fill="solid" draw:fill-color="#2e5369" draw:opacity="20%" draw:stroke="none"/>
    </style:style>
    <style:style style:family="graphic" style:name="a198">
      <style:graphic-properties draw:fill="solid" draw:fill-color="#2e5369" draw:opacity="20%" draw:stroke="none"/>
    </style:style>
    <style:style style:family="graphic" style:name="a350">
      <style:graphic-properties draw:fill="solid" draw:fill-color="#2e5369" draw:opacity="100%" draw:stroke="none"/>
    </style:style>
    <style:style style:family="graphic" style:name="a275">
      <style:graphic-properties draw:fill="solid" draw:fill-color="#2e5369" draw:opacity="20%" draw:stroke="none"/>
    </style:style>
    <style:style style:family="graphic" style:name="a199">
      <style:graphic-properties draw:fill="solid" draw:fill-color="#2e5369" draw:opacity="20%" draw:stroke="none"/>
    </style:style>
    <style:style style:family="graphic" style:name="a351">
      <style:graphic-properties draw:fill="solid" draw:fill-color="#2e5369" draw:opacity="100%" draw:stroke="none"/>
    </style:style>
    <style:style style:family="graphic" style:name="a276">
      <style:graphic-properties draw:fill="solid" draw:fill-color="#2e5369" draw:opacity="20%" draw:stroke="none"/>
    </style:style>
    <style:style style:family="graphic" style:name="a352">
      <style:graphic-properties draw:fill="solid" draw:fill-color="#2e5369" draw:opacity="100%" draw:stroke="none"/>
    </style:style>
    <style:style style:family="graphic" style:name="a277">
      <style:graphic-properties draw:fill="solid" draw:fill-color="#2e5369" draw:opacity="20%" draw:stroke="none"/>
    </style:style>
    <style:style style:family="graphic" style:name="a353">
      <style:graphic-properties draw:fill="solid" draw:fill-color="#2e5369" draw:opacity="100%" draw:stroke="none"/>
    </style:style>
    <style:style style:family="graphic" style:name="a278">
      <style:graphic-properties draw:fill="solid" draw:fill-color="#2e5369" draw:opacity="20%" draw:stroke="none"/>
    </style:style>
    <style:style style:family="graphic" style:name="a430">
      <style:graphic-properties draw:fill="solid" draw:fill-color="#2e5369" draw:opacity="100%" draw:stroke="none"/>
    </style:style>
    <style:style style:family="graphic" style:name="a354">
      <style:graphic-properties draw:fill="solid" draw:fill-color="#2e5369" draw:opacity="100%" draw:stroke="none"/>
    </style:style>
    <style:style style:family="graphic" style:name="a279">
      <style:graphic-properties draw:fill="solid" draw:fill-color="#2e5369" draw:opacity="20%" draw:stroke="none"/>
    </style:style>
    <style:style style:family="graphic" style:name="a431">
      <style:graphic-properties draw:fill="solid" draw:fill-color="#2e5369" draw:opacity="100%" draw:stroke="none"/>
    </style:style>
    <style:style style:family="graphic" style:name="a355">
      <style:graphic-properties draw:fill="solid" draw:fill-color="#2e5369" draw:opacity="100%" draw:stroke="none"/>
    </style:style>
    <style:style style:family="graphic" style:name="a356">
      <style:graphic-properties draw:fill="solid" draw:fill-color="#2e5369" draw:opacity="100%" draw:stroke="none"/>
    </style:style>
    <style:style style:family="graphic" style:name="a432">
      <style:graphic-properties draw:fill="solid" draw:fill-color="#2e5369" draw:opacity="100%" draw:stroke="none"/>
    </style:style>
    <style:style style:family="graphic" style:name="a357">
      <style:graphic-properties draw:fill="solid" draw:fill-color="#2e5369" draw:opacity="20%" draw:stroke="none"/>
    </style:style>
    <style:style style:family="graphic" style:name="a433">
      <style:graphic-properties draw:fill="solid" draw:fill-color="#2e5369" draw:opacity="100%" draw:stroke="none"/>
    </style:style>
    <style:style style:family="graphic" style:name="a510">
      <style:graphic-properties draw:fill="solid" draw:fill-color="#2e5369" draw:opacity="20%" draw:stroke="none"/>
    </style:style>
    <style:style style:family="graphic" style:name="a434">
      <style:graphic-properties draw:fill="solid" draw:fill-color="#2e5369" draw:opacity="100%" draw:stroke="none"/>
    </style:style>
    <style:style style:family="graphic" style:name="a358">
      <style:graphic-properties draw:fill="solid" draw:fill-color="#2e5369" draw:opacity="20%" draw:stroke="none"/>
    </style:style>
    <style:style style:family="graphic" style:name="a511">
      <style:graphic-properties draw:fill="solid" draw:fill-color="#2e5369" draw:opacity="20%" draw:stroke="none"/>
    </style:style>
    <style:style style:family="graphic" style:name="a435">
      <style:graphic-properties draw:fill="solid" draw:fill-color="#2e5369" draw:opacity="100%" draw:stroke="none"/>
    </style:style>
    <style:style style:family="graphic" style:name="a359">
      <style:graphic-properties draw:fill="solid" draw:fill-color="#2e5369" draw:opacity="20%" draw:stroke="none"/>
    </style:style>
    <style:style style:family="graphic" style:name="a436">
      <style:graphic-properties draw:fill="solid" draw:fill-color="#2e5369" draw:opacity="100%" draw:stroke="none"/>
    </style:style>
    <style:style style:family="drawing-page" style:name="a513">
      <style:drawing-page-properties draw:fill="gradient" draw:fill-gradient-name="a51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7">
      <style:graphic-properties draw:fill="solid" draw:fill-color="#2e5369" draw:opacity="20%" draw:stroke="none"/>
    </style:style>
    <style:style style:family="graphic" style:name="a514">
      <style:graphic-properties draw:fill="solid" draw:fill-color="#2e5369" draw:opacity="100%" draw:stroke="none"/>
    </style:style>
    <style:style style:family="graphic" style:name="a438">
      <style:graphic-properties draw:fill="solid" draw:fill-color="#2e5369" draw:opacity="20%" draw:stroke="none"/>
    </style:style>
    <style:style style:family="text" style:name="a515">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draw:fill="solid" draw:fill-color="#2e5369" draw:opacity="20%" draw:stroke="none"/>
    </style:style>
    <style:style style:family="text" style:name="a516">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draw:fill="solid" draw:fill-color="#2e5369" draw:opacity="20%" draw:stroke="none"/>
    </style:style>
    <style:style style:family="graphic" style:name="a281">
      <style:graphic-properties draw:fill="solid" draw:fill-color="#2e5369" draw:opacity="2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2e5369" draw:opacity="20%" draw:stroke="none"/>
    </style:style>
    <style:style style:family="graphic" style:name="a2">
      <style:graphic-properties draw:fill="solid" draw:fill-color="#2e5369" draw:opacity="100%" draw:stroke="none"/>
    </style:style>
    <style:style style:family="graphic" style:name="a283">
      <style:graphic-properties draw:fill="solid" draw:fill-color="#2e5369" draw:opacity="20%" draw:stroke="none"/>
    </style:style>
    <style:style style:family="text" style:name="a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2e5369" draw:opacity="20%" draw:stroke="none"/>
    </style:style>
    <style:style style:family="graphic" style:name="a284">
      <style:graphic-properties draw:fill="solid" draw:fill-color="#2e5369" draw:opacity="20%" draw:stroke="none"/>
    </style:style>
    <style:style style:family="text" style:name="a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2e5369"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2e5369" draw:opacity="20%" draw:stroke="none"/>
    </style:style>
    <style:style style:family="drawing-page" style:name="a286">
      <style:drawing-page-properties draw:fill="gradient" draw:fill-gradient-name="a2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2e5369" draw:opacity="20%" draw:stroke="none"/>
    </style:style>
    <style:style style:family="graphic" style:name="a287">
      <style:graphic-properties draw:fill="solid" draw:fill-color="#2e5369" draw:opacity="100%" draw:stroke="none"/>
    </style:style>
    <style:style style:family="graphic" style:name="a440">
      <style:graphic-properties draw:fill="solid" draw:fill-color="#2e5369" draw:opacity="20%" draw:stroke="none"/>
    </style:style>
    <style:style style:family="graphic" style:name="a364">
      <style:graphic-properties draw:fill="solid" draw:fill-color="#2e5369" draw:opacity="20%" draw:stroke="none"/>
    </style:style>
    <style:style style:family="text" style:name="a28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2e5369" draw:opacity="20%" draw:stroke="none"/>
    </style:style>
    <style:style style:family="graphic" style:name="a365">
      <style:graphic-properties draw:fill="solid" draw:fill-color="#2e5369" draw:opacity="20%" draw:stroke="none"/>
    </style:style>
    <style:style style:family="text" style:name="a28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2e5369" draw:opacity="20%" draw:stroke="none"/>
    </style:style>
    <style:style style:family="graphic" style:name="a366">
      <style:graphic-properties draw:fill="solid" draw:fill-color="#2e5369" draw:opacity="20%" draw:stroke="none"/>
    </style:style>
    <style:style style:family="graphic" style:name="a443">
      <style:graphic-properties draw:fill="solid" draw:fill-color="#2e5369" draw:opacity="20%" draw:stroke="none"/>
    </style:style>
    <style:style style:family="graphic" style:name="a367">
      <style:graphic-properties draw:fill="solid" draw:fill-color="#2e5369" draw:opacity="20%" draw:stroke="none"/>
    </style:style>
    <style:style style:family="graphic" style:name="a444">
      <style:graphic-properties draw:fill="solid" draw:fill-color="#2e5369" draw:opacity="20%" draw:stroke="none"/>
    </style:style>
    <style:style style:family="graphic" style:name="a368">
      <style:graphic-properties draw:fill="solid" draw:fill-color="#2e5369" draw:opacity="20%" draw:stroke="non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draw:fill="solid" draw:fill-color="#2e5369" draw:opacity="20%" draw:stroke="none"/>
    </style:style>
    <style:style style:family="paragraph" style:name="a52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solid" draw:fill-color="#2e5369" draw:opacity="20%" draw:stroke="none"/>
    </style:style>
    <style:style style:family="presentation" style:name="a5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447">
      <style:graphic-properties draw:fill="solid" draw:fill-color="#2e5369" draw:opacity="20%" draw:stroke="non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draw:fill="solid" draw:fill-color="#2e5369" draw:opacity="20%" draw:stroke="none"/>
    </style:style>
    <style:style style:family="graphic" style:name="a600">
      <style:graphic-properties draw:fill="solid" draw:fill-color="#2e5369" draw:opacity="20%" draw:stroke="none"/>
    </style:style>
    <style:style style:family="paragraph" style:name="a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draw:fill="solid" draw:fill-color="#2e5369" draw:opacity="20%" draw:stroke="non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2">
      <style:graphic-properties draw:fill="solid" draw:fill-color="#2e5369" draw:opacity="20%" draw:stroke="none"/>
    </style:style>
    <style:style style:family="text" style:name="a5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draw:fill="solid" draw:fill-color="#2e5369" draw:opacity="20%" draw:stroke="none"/>
    </style:style>
    <style:style style:family="graphic" style:name="a604">
      <style:graphic-properties draw:fill="solid" draw:fill-color="#2e5369" draw:opacity="20%" draw:stroke="non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draw:fill="solid" draw:fill-color="#2e5369" draw:opacity="20%" draw:stroke="none"/>
    </style:style>
    <style:style style:family="graphic" style:name="a606">
      <style:graphic-properties draw:fill="solid" draw:fill-color="#2e5369" draw:opacity="20%" draw:stroke="none"/>
    </style:style>
    <style:style style:family="graphic" style:name="a607">
      <style:graphic-properties draw:fill="solid" draw:fill-color="#2e5369" draw:opacity="20%" draw:stroke="none"/>
    </style:style>
    <style:style style:family="drawing-page" style:name="a609">
      <style:drawing-page-properties draw:fill="gradient" draw:fill-gradient-name="a6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gradient" draw:fill-gradient-name="a3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1">
      <style:graphic-properties draw:fill="solid" draw:fill-color="#2e5369" draw:opacity="100%" draw:stroke="non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gradient" draw:fill-gradient-name="a4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solid" draw:fill-color="#2e5369" draw:opacity="100%" draw:stroke="non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4">
      <style:graphic-properties draw:fill="solid" draw:fill-color="#353535" draw:opacity="100%" draw:stroke="none"/>
    </style:style>
    <style:style style:family="graphic" style:name="a610">
      <style:graphic-properties draw:fill="solid" draw:fill-color="#2e5369" draw:opacity="100%" draw:stroke="non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solid" draw:fill-color="#2e5369" draw:opacity="100%" draw:stroke="non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9">
      <style:graphic-properties draw:fill="solid" draw:fill-color="#2e5369" draw:opacity="100%" draw:stroke="none"/>
    </style:style>
    <style:style style:family="text" style:name="a615">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3">
      <style:graphic-properties draw:fill="solid" draw:fill-color="#353535" draw:opacity="100%" draw:stroke="non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draw:fill="solid" draw:fill-color="#2e5369" draw:opacity="100%" draw:stroke="none"/>
    </style:style>
    <style:style style:family="graphic" style:name="a540">
      <style:graphic-properties draw:fill="solid" draw:fill-color="#2e5369" draw:opacity="100%" draw:stroke="none"/>
    </style:style>
    <style:style style:family="graphic" style:name="a388">
      <style:graphic-properties draw:fill="solid" draw:fill-color="#2e5369" draw:opacity="100%" draw:stroke="non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draw:fill="solid" draw:fill-color="#2e5369" draw:opacity="100%" draw:stroke="none"/>
    </style:style>
    <style:style style:family="graphic" style:name="a541">
      <style:graphic-properties draw:fill="solid" draw:fill-color="#2e5369" draw:opacity="100%" draw:stroke="non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draw:fill="solid" draw:fill-color="#2e5369" draw:opacity="100%" draw:stroke="none"/>
    </style:style>
    <style:style style:family="graphic" style:name="a543">
      <style:graphic-properties draw:fill="solid" draw:fill-color="#2e5369" draw:opacity="100%" draw:stroke="non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solid" draw:fill-color="#2e5369" draw:opacity="100%" draw:stroke="none"/>
    </style:style>
    <style:style style:family="text" style:name="a4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solid" draw:fill-color="#2e5369" draw:opacity="100%" draw:stroke="none"/>
    </style:style>
    <style:style style:family="graphic" style:name="a546">
      <style:graphic-properties draw:fill="solid" draw:fill-color="#2e5369" draw:opacity="100%" draw:stroke="non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7">
      <style:graphic-properties draw:fill="solid" draw:fill-color="#2e5369" draw:opacity="100%" draw:stroke="none"/>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draw:fill="solid" draw:fill-color="#2e5369" draw:opacity="20%" draw:stroke="none"/>
    </style:style>
    <style:style style:family="graphic" style:name="a548">
      <style:graphic-properties draw:fill="solid" draw:fill-color="#2e5369" draw:opacity="100%" draw:stroke="none"/>
    </style:style>
    <style:style style:family="graphic" style:name="a701">
      <style:graphic-properties draw:fill="solid" draw:fill-color="#2e5369" draw:opacity="20%" draw:stroke="non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solid" draw:fill-color="#2e5369" draw:opacity="100%" draw:stroke="none"/>
    </style:style>
    <style:style style:family="graphic" style:name="a702">
      <style:graphic-properties draw:fill="solid" draw:fill-color="#2e5369" draw:opacity="20%" draw:stroke="non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3">
      <style:graphic-properties draw:fill="solid" draw:fill-color="#2e5369" draw:opacity="20%" draw:stroke="non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draw:fill="solid" draw:fill-color="#2e5369" draw:opacity="20%" draw:stroke="non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draw:fill="solid" draw:fill-color="#2e5369" draw:opacity="20%" draw:stroke="non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6">
      <style:graphic-properties draw:fill="solid" draw:fill-color="#2e5369" draw:opacity="20%" draw:stroke="none"/>
    </style:style>
    <style:style style:family="graphic" style:name="a707">
      <style:graphic-properties draw:fill="solid" draw:fill-color="#2e5369" draw:opacity="20%" draw:stroke="none"/>
    </style:style>
    <style:style style:family="graphic" style:name="a708">
      <style:graphic-properties draw:fill="solid" draw:fill-color="#2e5369" draw:opacity="20%" draw:stroke="none"/>
    </style:style>
    <style:style style:family="graphic" style:name="a709">
      <style:graphic-properties draw:fill="solid" draw:fill-color="#2e5369" draw:opacity="20%" draw:stroke="none"/>
    </style:style>
    <style:style style:family="graphic" style:name="a390">
      <style:graphic-properties draw:fill="solid" draw:fill-color="#2e5369" draw:opacity="100%" draw:stroke="none"/>
    </style:style>
    <style:style style:family="graphic" style:name="a391">
      <style:graphic-properties draw:fill="solid" draw:fill-color="#2e5369" draw:opacity="100%" draw:stroke="none"/>
    </style:style>
    <style:style style:family="graphic" style:name="a392">
      <style:graphic-properties draw:fill="solid" draw:fill-color="#2e5369" draw:opacity="100%" draw:stroke="none"/>
    </style:style>
    <style:style style:family="graphic" style:name="a393">
      <style:graphic-properties draw:fill="solid" draw:fill-color="#2e5369" draw:opacity="100%" draw:stroke="none"/>
    </style:style>
    <style:style style:family="paragraph" style:name="a4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draw:fill="solid" draw:fill-color="#2e5369" draw:opacity="100%" draw:stroke="none"/>
    </style:style>
    <style:style style:family="graphic" style:name="a395">
      <style:graphic-properties draw:fill="solid" draw:fill-color="#2e5369" draw:opacity="100%" draw:stroke="non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6">
      <style:graphic-properties draw:fill="solid" draw:fill-color="#2e5369" draw:opacity="100%" draw:stroke="non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draw:fill="solid" draw:fill-color="#2e5369" draw:opacity="100%" draw:stroke="none"/>
    </style:style>
    <style:style style:family="paragraph" style:name="a4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draw:fill="solid" draw:fill-color="#2e5369" draw:opacity="100%" draw:stroke="none"/>
    </style:style>
    <style:style style:family="graphic" style:name="a550">
      <style:graphic-properties draw:fill="solid" draw:fill-color="#2e5369" draw:opacity="20%" draw:stroke="none"/>
    </style:style>
    <style:style style:family="graphic" style:name="a551">
      <style:graphic-properties draw:fill="solid" draw:fill-color="#2e5369" draw:opacity="20%" draw:stroke="none"/>
    </style:style>
    <style:style style:family="graphic" style:name="a399">
      <style:graphic-properties draw:fill="solid" draw:fill-color="#2e5369" draw:opacity="20%" draw:stroke="non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2e5369" draw:opacity="20%" draw:stroke="none"/>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solid" draw:fill-color="#2e5369" draw:opacity="20%" draw:stroke="none"/>
    </style:style>
    <style:style style:family="graphic" style:name="a554">
      <style:graphic-properties draw:fill="solid" draw:fill-color="#2e5369" draw:opacity="20%" draw:stroke="none"/>
    </style:style>
    <style:style style:family="graphic" style:name="a630">
      <style:graphic-properties draw:fill="solid" draw:fill-color="#353535" draw:opacity="100%" draw:stroke="non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2e5369" draw:opacity="20%" draw:stroke="none"/>
    </style:style>
    <style:style style:family="graphic" style:name="a556">
      <style:graphic-properties draw:fill="solid" draw:fill-color="#2e5369" draw:opacity="20%" draw:stroke="non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draw:fill="solid" draw:fill-color="#2e5369" draw:opacity="20%" draw:stroke="non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draw:fill="solid" draw:fill-color="#2e5369" draw:opacity="20%" draw:stroke="none"/>
    </style:style>
    <style:style style:family="text" style:name="a634">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gradient" draw:fill-gradient-name="a7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2e5369" draw:opacity="20%" draw:stroke="none"/>
    </style:style>
    <style:style style:family="graphic" style:name="a712">
      <style:graphic-properties draw:fill="solid" draw:fill-color="#2e5369" draw:opacity="100%" draw:stroke="none"/>
    </style:style>
    <style:style style:family="graphic"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solid" draw:fill-color="#353535" draw:opacity="100%" draw:stroke="none"/>
    </style:style>
    <style:style style:family="graphic" style:name="a560">
      <style:graphic-properties draw:fill="solid" draw:fill-color="#2e5369" draw:opacity="20%" draw:stroke="none"/>
    </style:style>
    <style:style style:family="text" style:name="a4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2e5369" draw:opacity="20%" draw:stroke="non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gradient" draw:fill-gradient-name="a5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8">
      <style:graphic-properties draw:fill="solid" draw:fill-color="#2e5369" draw:opacity="100%" draw:stroke="none"/>
    </style:style>
    <style:style style:family="graphic" style:name="a640">
      <style:graphic-properties draw:fill="solid" draw:fill-color="#2e5369" draw:opacity="100%" draw:stroke="non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2e5369" draw:opacity="100%" draw:stroke="none"/>
    </style:style>
    <style:style style:family="graphic" style:name="a489">
      <style:graphic-properties draw:fill="solid" draw:fill-color="#2e5369" draw:opacity="100%" draw:stroke="none"/>
    </style:style>
    <style:style style:family="graphic" style:name="a641">
      <style:graphic-properties draw:fill="solid" draw:fill-color="#2e5369" draw:opacity="100%" draw:stroke="non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draw:fill="solid" draw:fill-color="#2e5369" draw:opacity="100%" draw:stroke="non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draw:fill="solid" draw:fill-color="#2e5369" draw:opacity="100%" draw:stroke="non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4">
      <style:graphic-properties draw:fill="solid" draw:fill-color="#2e5369" draw:opacity="100%" draw:stroke="non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draw:fill="solid" draw:fill-color="#2e5369" draw:opacity="100%" draw:stroke="non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solid" draw:fill-color="#2e5369" draw:opacity="100%" draw:stroke="non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draw:fill="solid" draw:fill-color="#2e5369" draw:opacity="100%" draw:stroke="non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8">
      <style:graphic-properties draw:fill="solid" draw:fill-color="#2e5369" draw:opacity="100%" draw:stroke="none"/>
    </style:style>
    <style:style style:family="graphic" style:name="a800">
      <style:graphic-properties draw:fill="solid" draw:fill-color="#2e5369" draw:opacity="100%" draw:stroke="non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solid" draw:fill-color="#2e5369" draw:opacity="100%" draw:stroke="none"/>
    </style:style>
    <style:style style:family="graphic" style:name="a801">
      <style:graphic-properties draw:fill="solid" draw:fill-color="#2e5369" draw:opacity="100%" draw:stroke="none"/>
    </style:style>
    <style:style style:family="graphic" style:name="a802">
      <style:graphic-properties draw:fill="solid" draw:fill-color="#2e5369" draw:opacity="100%" draw:stroke="non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draw:fill="solid" draw:fill-color="#2e5369" draw:opacity="100%" draw:stroke="non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4">
      <style:graphic-properties draw:fill="solid" draw:fill-color="#2e5369" draw:opacity="20%" draw:stroke="none"/>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2e5369" draw:opacity="20%" draw:stroke="none"/>
    </style:style>
    <style:style style:family="graphic" style:name="a806">
      <style:graphic-properties draw:fill="solid" draw:fill-color="#2e5369" draw:opacity="20%" draw:stroke="none"/>
    </style:style>
    <style:style style:family="graphic" style:name="a807">
      <style:graphic-properties draw:fill="solid" draw:fill-color="#2e5369" draw:opacity="20%" draw:stroke="none"/>
    </style:style>
    <style:style style:family="graphic" style:name="a808">
      <style:graphic-properties draw:fill="solid" draw:fill-color="#2e5369" draw:opacity="20%" draw:stroke="none"/>
    </style:style>
    <style:style style:family="graphic" style:name="a809">
      <style:graphic-properties draw:fill="solid" draw:fill-color="#2e5369" draw:opacity="20%" draw:stroke="none"/>
    </style:style>
    <style:style style:family="graphic" style:name="a490">
      <style:graphic-properties draw:fill="solid" draw:fill-color="#2e5369" draw:opacity="100%" draw:stroke="none"/>
    </style:style>
    <style:style style:family="graphic" style:name="a491">
      <style:graphic-properties draw:fill="solid" draw:fill-color="#2e5369" draw:opacity="100%" draw:stroke="none"/>
    </style:style>
    <style:style style:family="graphic" style:name="a492">
      <style:graphic-properties draw:fill="solid" draw:fill-color="#2e5369" draw:opacity="100%" draw:stroke="none"/>
    </style:style>
    <style:style style:family="graphic" style:name="a493">
      <style:graphic-properties draw:fill="solid" draw:fill-color="#2e5369" draw:opacity="100%" draw:stroke="none"/>
    </style:style>
    <style:style style:family="graphic" style:name="a494">
      <style:graphic-properties draw:fill="solid" draw:fill-color="#2e5369" draw:opacity="100%" draw:stroke="none"/>
    </style:style>
    <style:style style:family="paragraph" style:name="a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draw:fill="solid" draw:fill-color="#2e5369" draw:opacity="100%" draw:stroke="non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6">
      <style:graphic-properties draw:fill="solid" draw:fill-color="#2e5369" draw:opacity="100%" draw:stroke="none"/>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7">
      <style:graphic-properties draw:fill="solid" draw:fill-color="#2e5369" draw:opacity="100%" draw:stroke="non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draw:fill="solid" draw:fill-color="#2e5369" draw:opacity="100%" draw:stroke="none"/>
    </style:style>
    <style:style style:family="graphic" style:name="a650">
      <style:graphic-properties draw:fill="solid" draw:fill-color="#2e5369" draw:opacity="100%" draw:stroke="non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9">
      <style:graphic-properties draw:fill="solid" draw:fill-color="#2e5369" draw:opacity="100%" draw:stroke="none"/>
    </style:style>
    <style:style style:family="graphic" style:name="a651">
      <style:graphic-properties draw:fill="solid" draw:fill-color="#2e5369" draw:opacity="100%" draw:stroke="none"/>
    </style:style>
    <style:style style:family="graphic" style:name="a34">
      <style:graphic-properties draw:fill="solid" draw:fill-color="#2e5369" draw:opacity="100%" draw:stroke="non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2">
      <style:graphic-properties draw:fill="solid" draw:fill-color="#2e5369" draw:opacity="20%" draw:stroke="none"/>
    </style:style>
    <style:style style:family="graphic" style:name="a35">
      <style:graphic-properties draw:fill="solid" draw:fill-color="#2e5369" draw:opacity="100%" draw:stroke="none"/>
    </style:style>
    <style:style style:family="text" style:name="a5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draw:fill="solid" draw:fill-color="#2e5369" draw:opacity="20%" draw:stroke="none"/>
    </style:style>
    <style:style style:family="graphic" style:name="a36">
      <style:graphic-properties draw:fill="solid" draw:fill-color="#2e5369" draw:opacity="100%" draw:stroke="non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solid" draw:fill-color="#2e5369" draw:opacity="20%" draw:stroke="none"/>
    </style:style>
    <style:style style:family="graphic" style:name="a37">
      <style:graphic-properties draw:fill="solid" draw:fill-color="#2e5369" draw:opacity="100%" draw:stroke="non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5">
      <style:graphic-properties draw:fill="solid" draw:fill-color="#2e5369" draw:opacity="20%" draw:stroke="none"/>
    </style:style>
    <style:style style:family="graphic" style:name="a38">
      <style:graphic-properties draw:fill="solid" draw:fill-color="#2e5369" draw:opacity="100%" draw:stroke="non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2">
      <style:graphic-properties draw:fill="solid" draw:fill-color="#353535" draw:opacity="100%" draw:stroke="none"/>
    </style:style>
    <style:style style:family="graphic" style:name="a656">
      <style:graphic-properties draw:fill="solid" draw:fill-color="#2e5369" draw:opacity="20%" draw:stroke="none"/>
    </style:style>
    <style:style style:family="graphic" style:name="a39">
      <style:graphic-properties draw:fill="solid" draw:fill-color="#2e5369" draw:opacity="100%" draw:stroke="none"/>
    </style:style>
    <style:style style:family="text" style:name="a7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draw:fill="solid" draw:fill-color="#2e5369" draw:opacity="20%" draw:stroke="non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solid" draw:fill-color="#2e5369" draw:opacity="20%" draw:stroke="none"/>
    </style:style>
    <style:style style:family="graphic" style:name="a810">
      <style:graphic-properties draw:fill="solid" draw:fill-color="#2e5369" draw:opacity="20%" draw:stroke="non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9">
      <style:graphic-properties draw:fill="solid" draw:fill-color="#2e5369" draw:opacity="20%" draw:stroke="none"/>
    </style:style>
    <style:style style:family="graphic" style:name="a811">
      <style:graphic-properties draw:fill="solid" draw:fill-color="#2e5369" draw:opacity="20%" draw:stroke="none"/>
    </style:style>
    <style:style style:family="text" style:name="a736">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draw:fill="solid" draw:fill-color="#2e5369" draw:opacity="20%" draw:stroke="non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draw:fill="solid" draw:fill-color="#2e5369" draw:opacity="20%" draw:stroke="none"/>
    </style:style>
    <style:style style:family="graphic"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4">
      <style:graphic-properties draw:fill="solid" draw:fill-color="#2e5369" draw:opacity="20%" draw:stroke="none"/>
    </style:style>
    <style:style style:family="text" style:name="a739">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draw:fill="solid" draw:fill-color="#2e5369" draw:opacity="20%" draw:stroke="none"/>
    </style:style>
    <style:style style:family="drawing-page" style:name="a817">
      <style:drawing-page-properties draw:fill="gradient" draw:fill-gradient-name="a8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8">
      <style:graphic-properties draw:fill="solid" draw:fill-color="#2e5369" draw:opacity="100%" draw:stroke="none"/>
    </style:style>
    <style:style style:family="text" style:name="a81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353535" draw:opacity="100%" draw:stroke="none"/>
    </style:style>
    <style:style style:family="text" style:name="a5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2e5369" draw:opacity="100%" draw:stroke="non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2e5369" draw:opacity="100%" draw:stroke="non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
      <style:graphic-properties draw:fill="solid" draw:fill-color="#2e5369" draw:opacity="100%" draw:stroke="none"/>
    </style:style>
    <style:style style:family="graphic" style:name="a584">
      <style:graphic-properties draw:fill="solid" draw:fill-color="#2e5369" draw:opacity="100%" draw:stroke="none"/>
    </style:style>
    <style:style style:family="graphic" style:name="a660">
      <style:graphic-properties draw:fill="solid" draw:fill-color="#2e5369" draw:opacity="20%" draw:stroke="none"/>
    </style:style>
    <style:style style:family="graphic" style:name="a43">
      <style:graphic-properties draw:fill="solid" draw:fill-color="#2e5369" draw:opacity="100%" draw:stroke="none"/>
    </style:style>
    <style:style style:family="graphic" style:name="a585">
      <style:graphic-properties draw:fill="solid" draw:fill-color="#2e5369" draw:opacity="100%" draw:stroke="none"/>
    </style:style>
    <style:style style:family="graphic" style:name="a661">
      <style:graphic-properties draw:fill="solid" draw:fill-color="#2e5369" draw:opacity="20%" draw:stroke="none"/>
    </style:style>
    <style:style style:family="graphic" style:name="a44">
      <style:graphic-properties draw:fill="solid" draw:fill-color="#2e5369" draw:opacity="100%" draw:stroke="none"/>
    </style:style>
    <style:style style:family="graphic" style:name="a586">
      <style:graphic-properties draw:fill="solid" draw:fill-color="#2e5369" draw:opacity="100%" draw:stroke="none"/>
    </style:style>
    <style:style style:family="graphic" style:name="a662">
      <style:graphic-properties draw:fill="solid" draw:fill-color="#2e5369" draw:opacity="20%" draw:stroke="none"/>
    </style:style>
    <style:style style:family="graphic" style:name="a45">
      <style:graphic-properties draw:fill="solid" draw:fill-color="#2e5369" draw:opacity="100%" draw:stroke="none"/>
    </style:style>
    <style:style style:family="graphic" style:name="a587">
      <style:graphic-properties draw:fill="solid" draw:fill-color="#2e5369" draw:opacity="100%" draw:stroke="none"/>
    </style:style>
    <style:style style:family="graphic" style:name="a663">
      <style:graphic-properties draw:fill="solid" draw:fill-color="#2e5369" draw:opacity="20%" draw:stroke="none"/>
    </style:style>
    <style:style style:family="graphic" style:name="a46">
      <style:graphic-properties draw:fill="solid" draw:fill-color="#2e5369" draw:opacity="20%" draw:stroke="non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solid" draw:fill-color="#2e5369" draw:opacity="20%" draw:stroke="none"/>
    </style:style>
    <style:style style:family="graphic" style:name="a588">
      <style:graphic-properties draw:fill="solid" draw:fill-color="#2e5369" draw:opacity="100%" draw:stroke="none"/>
    </style:style>
    <style:style style:family="graphic"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gradient" draw:fill-gradient-name="a6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
      <style:graphic-properties draw:fill="solid" draw:fill-color="#2e5369" draw:opacity="20%" draw:stroke="none"/>
    </style:style>
    <style:style style:family="graphic" style:name="a589">
      <style:graphic-properties draw:fill="solid" draw:fill-color="#2e5369" draw:opacity="100%" draw:stroke="none"/>
    </style:style>
    <style:style style:family="graphic" style:name="a742">
      <style:graphic-properties draw:fill="solid" draw:fill-color="#2e5369" draw:opacity="100%" draw:stroke="none"/>
    </style:style>
    <style:style style:family="graphic" style:name="a666">
      <style:graphic-properties draw:fill="solid" draw:fill-color="#2e5369" draw:opacity="100%" draw:stroke="none"/>
    </style:style>
    <style:style style:family="graphic" style:name="a49">
      <style:graphic-properties draw:fill="solid" draw:fill-color="#2e5369" draw:opacity="20%" draw:stroke="none"/>
    </style:style>
    <style:style style:family="graphic" style:name="a743">
      <style:graphic-properties draw:fill="solid" draw:fill-color="#2e5369" draw:opacity="100%" draw:stroke="none"/>
    </style:style>
    <style:style style:family="text" style:name="a66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solid" draw:fill-color="#2e5369" draw:opacity="100%" draw:stroke="none"/>
    </style:style>
    <style:style style:family="text" style:name="a66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draw:fill="solid" draw:fill-color="#2e5369" draw:opacity="100%" draw:stroke="non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draw:fill="solid" draw:fill-color="#2e5369" draw:opacity="100%" draw:stroke="non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7">
      <style:graphic-properties draw:fill="solid" draw:fill-color="#2e5369" draw:opacity="100%" draw:stroke="non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draw:fill="solid" draw:fill-color="#2e5369" draw:opacity="100%" draw:stroke="none"/>
    </style:style>
    <style:style style:family="paragraph" style:name="a8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draw:fill="solid" draw:fill-color="#2e5369" draw:opacity="100%" draw:stroke="non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solid" draw:fill-color="#353535" draw:opacity="100%" draw:stroke="none"/>
    </style:style>
    <style:style style:family="text" style:name="a90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0">
      <style:graphic-properties draw:fill="solid" draw:fill-color="#2e5369" draw:opacity="100%" draw:stroke="none"/>
    </style:style>
    <style:style style:family="graphic" style:name="a591">
      <style:graphic-properties draw:fill="solid" draw:fill-color="#2e5369" draw:opacity="100%" draw:stroke="none"/>
    </style:style>
    <style:style style:family="graphic" style:name="a50">
      <style:graphic-properties draw:fill="solid" draw:fill-color="#2e5369" draw:opacity="20%" draw:stroke="none"/>
    </style:style>
    <style:style style:family="graphic" style:name="a592">
      <style:graphic-properties draw:fill="solid" draw:fill-color="#2e5369" draw:opacity="100%" draw:stroke="none"/>
    </style:style>
    <style:style style:family="graphic" style:name="a51">
      <style:graphic-properties draw:fill="solid" draw:fill-color="#2e5369" draw:opacity="20%" draw:stroke="none"/>
    </style:style>
    <style:style style:family="graphic" style:name="a593">
      <style:graphic-properties draw:fill="solid" draw:fill-color="#2e5369" draw:opacity="100%" draw:stroke="none"/>
    </style:style>
    <style:style style:family="graphic" style:name="a52">
      <style:graphic-properties draw:fill="solid" draw:fill-color="#2e5369" draw:opacity="20%" draw:stroke="non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
      <style:graphic-properties draw:fill="solid" draw:fill-color="#2e5369" draw:opacity="20%" draw:stroke="none"/>
    </style:style>
    <style:style style:family="graphic" style:name="a594">
      <style:graphic-properties draw:fill="solid" draw:fill-color="#2e5369" draw:opacity="100%" draw:stroke="none"/>
    </style:style>
    <style:style style:family="text" style:name="a6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draw:fill="solid" draw:fill-color="#2e5369" draw:opacity="20%" draw:stroke="none"/>
    </style:style>
    <style:style style:family="graphic" style:name="a595">
      <style:graphic-properties draw:fill="solid" draw:fill-color="#2e5369" draw:opacity="100%" draw:stroke="none"/>
    </style:style>
    <style:style style:family="paragraph" style:name="a6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draw:fill="solid" draw:fill-color="#2e5369" draw:opacity="20%" draw:stroke="none"/>
    </style:style>
    <style:style style:family="graphic" style:name="a596">
      <style:graphic-properties draw:fill="solid" draw:fill-color="#2e5369" draw:opacity="20%" draw:stroke="none"/>
    </style:style>
    <style:style style:family="graphic" style:name="a597">
      <style:graphic-properties draw:fill="solid" draw:fill-color="#2e5369" draw:opacity="20%" draw:stroke="none"/>
    </style:style>
    <style:style style:family="graphic" style:name="a56">
      <style:graphic-properties draw:fill="solid" draw:fill-color="#2e5369" draw:opacity="20%" draw:stroke="non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
      <style:graphic-properties draw:fill="solid" draw:fill-color="#2e5369" draw:opacity="20%" draw:stroke="none"/>
    </style:style>
    <style:style style:family="graphic" style:name="a598">
      <style:graphic-properties draw:fill="solid" draw:fill-color="#2e5369" draw:opacity="20%" draw:stroke="none"/>
    </style:style>
    <style:style style:family="graphic" style:name="a750">
      <style:graphic-properties draw:fill="solid" draw:fill-color="#2e5369" draw:opacity="100%" draw:stroke="non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draw:fill="solid" draw:fill-color="#2e5369" draw:opacity="20%" draw:stroke="none"/>
    </style:style>
    <style:style style:family="graphic" style:name="a751">
      <style:graphic-properties draw:fill="solid" draw:fill-color="#2e5369" draw:opacity="100%" draw:stroke="none"/>
    </style:style>
    <style:style style:family="graphic" style:name="a752">
      <style:graphic-properties draw:fill="solid" draw:fill-color="#2e5369" draw:opacity="100%" draw:stroke="none"/>
    </style:style>
    <style:style style:family="drawing-page" style:name="a59">
      <style:drawing-page-properties draw:fill="gradient" draw:fill-gradient-name="a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draw:fill="solid" draw:fill-color="#2e5369" draw:opacity="100%" draw:stroke="non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draw:fill="solid" draw:fill-color="#2e5369" draw:opacity="20%" draw:stroke="none"/>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solid" draw:fill-color="#2e5369" draw:opacity="20%" draw:stroke="none"/>
    </style:style>
    <style:style style:family="graphic" style:name="a756">
      <style:graphic-properties draw:fill="solid" draw:fill-color="#2e5369" draw:opacity="20%" draw:stroke="non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draw:fill="solid" draw:fill-color="#2e5369" draw:opacity="20%" draw:stroke="none"/>
    </style:style>
    <style:style style:family="paragraph" style:name="a8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draw:fill="solid" draw:fill-color="#2e5369" draw:opacity="100%" draw:stroke="none"/>
    </style:style>
    <style:style style:family="graphic" style:name="a758">
      <style:graphic-properties draw:fill="solid" draw:fill-color="#2e5369" draw:opacity="20%" draw:stroke="none"/>
    </style:style>
    <style:style style:family="graphic" style:name="a911">
      <style:graphic-properties draw:fill="solid" draw:fill-color="#2e5369" draw:opacity="100%" draw:stroke="non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solid" draw:fill-color="#2e5369" draw:opacity="20%" draw:stroke="none"/>
    </style:style>
    <style:style style:family="graphic" style:name="a912">
      <style:graphic-properties draw:fill="solid" draw:fill-color="#2e5369" draw:opacity="100%" draw:stroke="non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draw:fill="solid" draw:fill-color="#2e5369" draw:opacity="100%" draw:stroke="none"/>
    </style:style>
    <style:style style:family="paragraph" style:name="a8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draw:fill="solid" draw:fill-color="#2e5369" draw:opacity="100%" draw:stroke="none"/>
    </style:style>
    <style:style style:family="graphic" style:name="a915">
      <style:graphic-properties draw:fill="solid" draw:fill-color="#2e5369" draw:opacity="100%" draw:stroke="none"/>
    </style:style>
    <style:style style:family="presentation" style:name="a8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16">
      <style:graphic-properties draw:fill="solid" draw:fill-color="#2e5369" draw:opacity="100%" draw:stroke="none"/>
    </style:style>
    <style:style style:family="graphic" style:name="a917">
      <style:graphic-properties draw:fill="solid" draw:fill-color="#2e5369" draw:opacity="100%" draw:stroke="none"/>
    </style:style>
    <style:style style:family="graphic" style:name="a918">
      <style:graphic-properties draw:fill="solid" draw:fill-color="#2e5369" draw:opacity="100%" draw:stroke="none"/>
    </style:style>
    <style:style style:family="graphic" style:name="a919">
      <style:graphic-properties draw:fill="solid" draw:fill-color="#2e5369" draw:opacity="100%" draw:stroke="none"/>
    </style:style>
    <style:style style:family="graphic" style:name="a60">
      <style:graphic-properties draw:fill="solid" draw:fill-color="#2e5369" draw:opacity="100%" draw:stroke="none"/>
    </style:style>
    <style:style style:family="text" style:name="a61">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2">
      <style:graphic-properties draw:fill="solid" draw:fill-color="#353535" draw:opacity="100%" draw:stroke="non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draw:fill="solid" draw:fill-color="#2e5369" draw:opacity="20%" draw:stroke="non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1">
      <style:graphic-properties draw:fill="solid" draw:fill-color="#2e5369" draw:opacity="20%" draw:stroke="none"/>
    </style:style>
    <style:style style:family="graphic" style:name="a686">
      <style:graphic-properties draw:fill="solid" draw:fill-color="#2e5369" draw:opacity="100%" draw:stroke="non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solid" draw:fill-color="#2e5369" draw:opacity="20%" draw:stroke="none"/>
    </style:style>
    <style:style style:family="graphic" style:name="a687">
      <style:graphic-properties draw:fill="solid" draw:fill-color="#2e5369" draw:opacity="100%" draw:stroke="none"/>
    </style:style>
    <style:style style:family="graphic" style:name="a763">
      <style:graphic-properties draw:fill="solid" draw:fill-color="#2e5369" draw:opacity="20%" draw:stroke="none"/>
    </style:style>
    <style:style style:family="graphic" style:name="a688">
      <style:graphic-properties draw:fill="solid" draw:fill-color="#2e5369" draw:opacity="100%" draw:stroke="none"/>
    </style:style>
    <style:style style:family="text" style:name="a84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draw:fill="solid" draw:fill-color="#2e5369" draw:opacity="20%" draw:stroke="none"/>
    </style:style>
    <style:style style:family="graphic" style:name="a689">
      <style:graphic-properties draw:fill="solid" draw:fill-color="#2e5369" draw:opacity="100%" draw:stroke="none"/>
    </style:style>
    <style:style style:family="graphic" style:name="a765">
      <style:graphic-properties draw:fill="solid" draw:fill-color="#2e5369" draw:opacity="20%" draw:stroke="none"/>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7">
      <style:drawing-page-properties draw:fill="gradient" draw:fill-gradient-name="a7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0">
      <style:graphic-properties draw:fill="solid" draw:fill-color="#2e5369" draw:opacity="100%" draw:stroke="none"/>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draw:fill="solid" draw:fill-color="#2e5369" draw:opacity="100%" draw:stroke="none"/>
    </style:style>
    <style:style style:family="graphic" style:name="a921">
      <style:graphic-properties draw:fill="solid" draw:fill-color="#2e5369" draw:opacity="100%" draw:stroke="non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draw:fill="solid" draw:fill-color="#2e5369" draw:opacity="20%" draw:stroke="non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draw:fill="solid" draw:fill-color="#2e5369" draw:opacity="20%" draw:stroke="none"/>
    </style:style>
    <style:style style:family="graphic" style:name="a847">
      <style:graphic-properties draw:fill="solid" draw:fill-color="#353535" draw:opacity="100%" draw:stroke="none"/>
    </style:style>
    <style:style style:family="graphic" style:name="a924">
      <style:graphic-properties draw:fill="solid" draw:fill-color="#2e5369" draw:opacity="20%" draw:stroke="none"/>
    </style:style>
    <style:style style:family="text" style:name="a84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draw:fill="solid" draw:fill-color="#2e5369" draw:opacity="20%" draw:stroke="none"/>
    </style:style>
    <style:style style:family="paragraph" style:name="a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draw:fill="solid" draw:fill-color="#2e5369" draw:opacity="20%" draw:stroke="none"/>
    </style:style>
    <style:style style:family="graphic" style:name="a927">
      <style:graphic-properties draw:fill="solid" draw:fill-color="#2e5369" draw:opacity="20%" draw:stroke="none"/>
    </style:style>
    <style:style style:family="graphic" style:name="a928">
      <style:graphic-properties draw:fill="solid" draw:fill-color="#2e5369" draw:opacity="20%" draw:stroke="none"/>
    </style:style>
    <style:style style:family="graphic" style:name="a929">
      <style:graphic-properties draw:fill="solid" draw:fill-color="#2e5369" draw:opacity="20%" draw:stroke="non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2e5369" draw:opacity="100%" draw:stroke="non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draw:fill="solid" draw:fill-color="#2e5369" draw:opacity="100%" draw:stroke="non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2">
      <style:graphic-properties draw:fill="solid" draw:fill-color="#2e5369" draw:opacity="100%" draw:stroke="none"/>
    </style:style>
    <style:style style:family="graphic" style:name="a76">
      <style:graphic-properties draw:fill="solid" draw:fill-color="#353535" draw:opacity="100%" draw:stroke="none"/>
    </style:style>
    <style:style style:family="graphic" style:name="a693">
      <style:graphic-properties draw:fill="solid" draw:fill-color="#2e5369" draw:opacity="100%" draw:stroke="none"/>
    </style:style>
    <style:style style:family="text" style:name="a7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draw:fill="solid" draw:fill-color="#2e5369" draw:opacity="100%" draw:stroke="non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draw:fill="solid" draw:fill-color="#2e5369" draw:opacity="100%" draw:stroke="non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6">
      <style:graphic-properties draw:fill="solid" draw:fill-color="#2e5369" draw:opacity="100%" draw:stroke="none"/>
    </style:style>
    <style:style style:family="graphic" style:name="a697">
      <style:graphic-properties draw:fill="solid" draw:fill-color="#2e5369" draw:opacity="100%" draw:stroke="none"/>
    </style:style>
    <style:style style:family="text" style:name="a773">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draw:fill="solid" draw:fill-color="#2e5369" draw:opacity="20%" draw:stroke="non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draw:fill="solid" draw:fill-color="#2e5369" draw:opacity="20%" draw:stroke="none"/>
    </style:style>
    <style:style style:family="graphic" style:name="a851">
      <style:graphic-properties draw:fill="solid" draw:fill-color="#2e5369" draw:opacity="100%" draw:stroke="non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2">
      <style:graphic-properties draw:fill="solid" draw:fill-color="#2e5369" draw:opacity="100%" draw:stroke="none"/>
    </style:style>
    <style:style style:family="text" style:name="a77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solid" draw:fill-color="#2e5369" draw:opacity="100%" draw:stroke="none"/>
    </style:style>
    <style:style style:family="paragraph" style:name="a7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draw:fill="solid" draw:fill-color="#2e5369" draw:opacity="20%" draw:stroke="none"/>
    </style:style>
    <style:style style:family="graphic" style:name="a854">
      <style:graphic-properties draw:fill="solid" draw:fill-color="#2e5369" draw:opacity="100%" draw:stroke="none"/>
    </style:style>
    <style:style style:family="graphic" style:name="a855">
      <style:graphic-properties draw:fill="solid" draw:fill-color="#2e5369" draw:opacity="100%" draw:stroke="none"/>
    </style:style>
    <style:style style:family="graphic" style:name="a931">
      <style:graphic-properties draw:fill="solid" draw:fill-color="#2e5369" draw:opacity="20%" draw:stroke="none"/>
    </style:style>
    <style:style style:family="graphic" style:name="a856">
      <style:graphic-properties draw:fill="solid" draw:fill-color="#2e5369" draw:opacity="100%" draw:stroke="none"/>
    </style:style>
    <style:style style:family="graphic" style:name="a932">
      <style:graphic-properties draw:fill="solid" draw:fill-color="#2e5369" draw:opacity="20%" draw:stroke="none"/>
    </style:style>
    <style:style style:family="graphic" style:name="a857">
      <style:graphic-properties draw:fill="solid" draw:fill-color="#2e5369" draw:opacity="100%" draw:stroke="none"/>
    </style:style>
    <style:style style:family="graphic" style:name="a933">
      <style:graphic-properties draw:fill="solid" draw:fill-color="#2e5369" draw:opacity="20%" draw:stroke="none"/>
    </style:style>
    <style:style style:family="graphic" style:name="a858">
      <style:graphic-properties draw:fill="solid" draw:fill-color="#2e5369" draw:opacity="100%" draw:stroke="none"/>
    </style:style>
    <style:style style:family="graphic" style:name="a859">
      <style:graphic-properties draw:fill="solid" draw:fill-color="#2e5369" draw:opacity="100%" draw:stroke="none"/>
    </style:style>
    <style:style style:family="graphic" style:name="a80">
      <style:graphic-properties draw:fill="solid" draw:fill-color="#2e5369" draw:opacity="100%" draw:stroke="none"/>
    </style:style>
    <style:style style:family="graphic" style:name="a81">
      <style:graphic-properties draw:fill="solid" draw:fill-color="#2e5369" draw:opacity="100%" draw:stroke="none"/>
    </style:style>
    <style:style style:family="graphic" style:name="a82">
      <style:graphic-properties draw:fill="solid" draw:fill-color="#2e5369" draw:opacity="100%" draw:stroke="none"/>
    </style:style>
    <style:style style:family="graphic" style:name="a83">
      <style:graphic-properties draw:fill="solid" draw:fill-color="#2e5369" draw:opacity="100%" draw:stroke="none"/>
    </style:style>
    <style:style style:family="graphic" style:name="a84">
      <style:graphic-properties draw:fill="solid" draw:fill-color="#2e5369" draw:opacity="100%" draw:stroke="none"/>
    </style:style>
    <style:style style:family="graphic" style:name="a85">
      <style:graphic-properties draw:fill="solid" draw:fill-color="#2e5369" draw:opacity="100%" draw:stroke="none"/>
    </style:style>
    <style:style style:family="graphic" style:name="a86">
      <style:graphic-properties draw:fill="solid" draw:fill-color="#2e5369" draw:opacity="100%" draw:stroke="none"/>
    </style:style>
    <style:style style:family="graphic" style:name="a87">
      <style:graphic-properties draw:fill="solid" draw:fill-color="#2e5369" draw:opacity="100%" draw:stroke="non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
      <style:graphic-properties draw:fill="solid" draw:fill-color="#2e5369" draw:opacity="100%" draw:stroke="none"/>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solid" draw:fill-color="#2e5369" draw:opacity="100%" draw:stroke="non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0">
      <style:graphic-properties draw:fill="solid" draw:fill-color="#2e5369" draw:opacity="100%" draw:stroke="non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draw:fill="solid" draw:fill-color="#2e5369" draw:opacity="100%" draw:stroke="non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draw:fill="solid" draw:fill-color="#2e5369" draw:opacity="100%" draw:stroke="non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3">
      <style:graphic-properties draw:fill="solid" draw:fill-color="#2e5369" draw:opacity="20%" draw:stroke="none"/>
    </style:style>
    <style:style style:family="graphic" style:name="a788">
      <style:graphic-properties draw:fill="solid" draw:fill-color="#353535" draw:opacity="100%" draw:stroke="none"/>
    </style:style>
    <style:style style:family="graphic" style:name="a864">
      <style:graphic-properties draw:fill="solid" draw:fill-color="#2e5369" draw:opacity="20%" draw:stroke="none"/>
    </style:style>
    <style:style style:family="text" style:name="a7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draw:fill="solid" draw:fill-color="#2e5369" draw:opacity="20%" draw:stroke="none"/>
    </style:style>
    <style:style style:family="graphic" style:name="a866">
      <style:graphic-properties draw:fill="solid" draw:fill-color="#2e5369" draw:opacity="20%" draw:stroke="none"/>
    </style:style>
    <style:style style:family="graphic" style:name="a867">
      <style:graphic-properties draw:fill="solid" draw:fill-color="#2e5369" draw:opacity="20%" draw:stroke="none"/>
    </style:style>
    <style:style style:family="graphic" style:name="a868">
      <style:graphic-properties draw:fill="solid" draw:fill-color="#2e5369" draw:opacity="20%" draw:stroke="none"/>
    </style:style>
    <style:style style:family="graphic" style:name="a869">
      <style:graphic-properties draw:fill="solid" draw:fill-color="#2e5369" draw:opacity="20%" draw:stroke="none"/>
    </style:style>
    <style:style style:family="graphic" style:name="a90">
      <style:graphic-properties draw:fill="solid" draw:fill-color="#2e5369" draw:opacity="100%" draw:stroke="none"/>
    </style:style>
    <style:style style:family="graphic" style:name="a91">
      <style:graphic-properties draw:fill="solid" draw:fill-color="#2e5369" draw:opacity="100%" draw:stroke="none"/>
    </style:style>
    <style:style style:family="graphic" style:name="a92">
      <style:graphic-properties draw:fill="solid" draw:fill-color="#2e5369" draw:opacity="20%" draw:stroke="none"/>
    </style:style>
    <style:style style:family="graphic" style:name="a93">
      <style:graphic-properties draw:fill="solid" draw:fill-color="#2e5369" draw:opacity="20%" draw:stroke="none"/>
    </style:style>
    <style:style style:family="graphic" style:name="a94">
      <style:graphic-properties draw:fill="solid" draw:fill-color="#2e5369" draw:opacity="20%" draw:stroke="none"/>
    </style:style>
    <style:style style:family="graphic" style:name="a95">
      <style:graphic-properties draw:fill="solid" draw:fill-color="#2e5369" draw:opacity="20%" draw:stroke="none"/>
    </style:style>
    <style:style style:family="graphic" style:name="a96">
      <style:graphic-properties draw:fill="solid" draw:fill-color="#2e5369" draw:opacity="20%" draw:stroke="none"/>
    </style:style>
    <style:style style:family="graphic" style:name="a97">
      <style:graphic-properties draw:fill="solid" draw:fill-color="#2e5369" draw:opacity="20%" draw:stroke="non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solid" draw:fill-color="#2e5369" draw:opacity="20%" draw:stroke="non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
      <style:graphic-properties draw:fill="solid" draw:fill-color="#2e5369" draw:opacity="20%" draw:stroke="none"/>
    </style:style>
    <style:style style:family="graphic" style:name="a792">
      <style:graphic-properties draw:fill="solid" draw:fill-color="#2e5369" draw:opacity="100%" draw:stroke="none"/>
    </style:style>
    <style:style style:family="graphic" style:name="a793">
      <style:graphic-properties draw:fill="solid" draw:fill-color="#2e5369" draw:opacity="100%" draw:stroke="none"/>
    </style:style>
    <style:style style:family="graphic" style:name="a794">
      <style:graphic-properties draw:fill="solid" draw:fill-color="#2e5369" draw:opacity="100%" draw:stroke="none"/>
    </style:style>
    <style:style style:family="graphic" style:name="a870">
      <style:graphic-properties draw:fill="solid" draw:fill-color="#2e5369" draw:opacity="20%" draw:stroke="none"/>
    </style:style>
    <style:style style:family="graphic" style:name="a795">
      <style:graphic-properties draw:fill="solid" draw:fill-color="#2e5369" draw:opacity="100%" draw:stroke="none"/>
    </style:style>
    <style:style style:family="graphic" style:name="a871">
      <style:graphic-properties draw:fill="solid" draw:fill-color="#2e5369" draw:opacity="20%" draw:stroke="none"/>
    </style:style>
    <style:style style:family="graphic" style:name="a796">
      <style:graphic-properties draw:fill="solid" draw:fill-color="#2e5369" draw:opacity="100%" draw:stroke="none"/>
    </style:style>
    <style:style style:family="graphic" style:name="a872">
      <style:graphic-properties draw:fill="solid" draw:fill-color="#2e5369" draw:opacity="20%" draw:stroke="none"/>
    </style:style>
    <style:style style:family="graphic" style:name="a797">
      <style:graphic-properties draw:fill="solid" draw:fill-color="#2e5369" draw:opacity="100%" draw:stroke="none"/>
    </style:style>
    <style:style style:family="graphic" style:name="a873">
      <style:graphic-properties draw:fill="solid" draw:fill-color="#2e5369" draw:opacity="20%" draw:stroke="none"/>
    </style:style>
    <style:style style:family="graphic" style:name="a798">
      <style:graphic-properties draw:fill="solid" draw:fill-color="#2e5369" draw:opacity="100%" draw:stroke="none"/>
    </style:style>
    <style:style style:family="graphic" style:name="a874">
      <style:graphic-properties draw:fill="solid" draw:fill-color="#2e5369" draw:opacity="20%" draw:stroke="none"/>
    </style:style>
    <style:style style:family="graphic" style:name="a799">
      <style:graphic-properties draw:fill="solid" draw:fill-color="#2e5369" draw:opacity="100%" draw:stroke="none"/>
    </style:style>
    <style:style style:family="drawing-page" style:name="a876">
      <style:drawing-page-properties draw:fill="gradient" draw:fill-gradient-name="a8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7">
      <style:graphic-properties draw:fill="solid" draw:fill-color="#2e5369" draw:opacity="100%" draw:stroke="none"/>
    </style:style>
    <style:style style:family="text" style:name="a87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solid" draw:fill-color="#2e5369" draw:opacity="20%" draw:stroke="none"/>
    </style:style>
    <style:style style:family="graphic" style:name="a101">
      <style:graphic-properties draw:fill="solid" draw:fill-color="#2e5369" draw:opacity="20%" draw:stroke="none"/>
    </style:style>
    <style:style style:family="graphic" style:name="a102">
      <style:graphic-properties draw:fill="solid" draw:fill-color="#2e5369" draw:opacity="20%" draw:stroke="none"/>
    </style:style>
    <style:style style:family="graphic" style:name="a103">
      <style:graphic-properties draw:fill="solid" draw:fill-color="#2e5369" draw:opacity="20%" draw:stroke="none"/>
    </style:style>
    <style:style style:family="drawing-page" style:name="a105">
      <style:drawing-page-properties draw:fill="gradient" draw:fill-gradient-name="a1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
      <style:graphic-properties draw:fill="solid" draw:fill-color="#2e5369" draw:opacity="100%" draw:stroke="none"/>
    </style:style>
    <style:style style:family="text" style:name="a10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2e5369" draw:opacity="20%" draw:stroke="none"/>
    </style:style>
    <style:style style:family="paragraph" style:name="a1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2e5369" draw:opacity="20%" draw:stroke="none"/>
    </style:style>
    <style:style style:family="graphic" style:name="a202">
      <style:graphic-properties draw:fill="solid" draw:fill-color="#2e5369" draw:opacity="20%" draw:stroke="non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3">
      <style:graphic-properties draw:fill="solid" draw:fill-color="#2e5369" draw:opacity="20%" draw:stroke="non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2e5369" draw:opacity="20%" draw:stroke="none"/>
    </style:style>
    <style:style style:family="graphic" style:name="a205">
      <style:graphic-properties draw:fill="solid" draw:fill-color="#2e5369" draw:opacity="20%" draw:stroke="none"/>
    </style:style>
    <style:style style:family="graphic" style:name="a206">
      <style:graphic-properties draw:fill="solid" draw:fill-color="#2e5369" draw:opacity="20%" draw:stroke="none"/>
    </style:style>
    <style:style style:family="graphic" style:name="a207">
      <style:graphic-properties draw:fill="solid" draw:fill-color="#2e5369" draw:opacity="20%" draw:stroke="none"/>
    </style:style>
    <style:style style:family="graphic" style:name="a208">
      <style:graphic-properties draw:fill="solid" draw:fill-color="#2e5369" draw:opacity="20%"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
      <style:drawing-page-properties draw:fill="gradient" draw:fill-gradient-name="a2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1">
      <style:graphic-properties draw:fill="solid" draw:fill-color="#2e5369" draw:opacity="100%" draw:stroke="none"/>
    </style:style>
    <style:style style:family="graphic" style:name="a135">
      <style:graphic-properties draw:fill="solid" draw:fill-color="#353535" draw:opacity="100%" draw:stroke="none"/>
    </style:style>
    <style:style style:family="text" style:name="a21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9">
      <style:graphic-properties draw:fill="solid" draw:fill-color="#2e5369" draw:opacity="10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draw:fill="solid" draw:fill-color="#2e5369" draw:opacity="100%" draw:stroke="none"/>
    </style:style>
    <style:style style:family="graphic" style:name="a141">
      <style:graphic-properties draw:fill="solid" draw:fill-color="#2e5369" draw:opacity="100%" draw:stroke="none"/>
    </style:style>
    <style:style style:family="graphic" style:name="a142">
      <style:graphic-properties draw:fill="solid" draw:fill-color="#2e5369" draw:opacity="100%" draw:stroke="none"/>
    </style:style>
    <style:style style:family="graphic" style:name="a143">
      <style:graphic-properties draw:fill="solid" draw:fill-color="#2e5369" draw:opacity="100%" draw:stroke="none"/>
    </style:style>
    <style:style style:family="paragraph" style:name="a2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solid" draw:fill-color="#2e5369" draw:opacity="100%" draw:stroke="none"/>
    </style:style>
    <style:style style:family="graphic" style:name="a145">
      <style:graphic-properties draw:fill="solid" draw:fill-color="#2e5369" draw:opacity="100%" draw:stroke="non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draw:fill="solid" draw:fill-color="#2e5369" draw:opacity="100%" draw:stroke="none"/>
    </style:style>
    <style:style style:family="paragraph" style:name="a2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solid" draw:fill-color="#2e5369" draw:opacity="100%" draw:stroke="none"/>
    </style:style>
    <style:style style:family="paragraph" style:name="a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solid" draw:fill-color="#2e5369" draw:opacity="100%" draw:stroke="non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draw:fill="solid" draw:fill-color="#2e5369" draw:opacity="100%" draw:stroke="none"/>
    </style:style>
    <style:style style:family="paragraph" style:name="a2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9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9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32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9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2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30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32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0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3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0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6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3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3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6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1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3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8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1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8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24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7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22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2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etzen" style:page-layout-name="pageLayout1" draw:style-name="a1">
      <draw:g draw:name="Group 22" draw:id="id0">
        <svg:title/>
        <svg:desc/>
        <draw:custom-shape svg:x="0in" svg:y="2.8161in" svg:width="0.11006in" svg:height="0.68484in" draw:id="id20" draw:style-name="a4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4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4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17in" svg:width="0.5406in" svg:height="4.81304in" draw:id="id8" draw:style-name="a3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2" draw:style-name="a3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3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8" draw:style-name="a4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9" draw:style-name="a4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Titelmasterformat durch Klicken bearbeiten</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Formatvorlagen des Textmasters bearbeiten</text:span></text:p>
            </text:list-item>
          </text:list>
          <text:list text:style-name="a12">
            <text:list-item>
              <text:list text:style-name="a12">
                <text:list-item>
                  <text:p text:style-name="a11" text:class-names="" text:cond-style-name=""><text:span text:style-name="a10" text:class-names="">Zweite Ebene</text:span></text:p>
                </text:list-item>
              </text:list>
            </text:list-item>
          </text:list>
          <text:list text:style-name="a15">
            <text:list-item>
              <text:list text:style-name="a15">
                <text:list-item>
                  <text:list text:style-name="a15">
                    <text:list-item>
                      <text:p text:style-name="a14" text:class-names="" text:cond-style-name=""><text:span text:style-name="a13" text:class-names="">Dritte Ebene</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Vierte Ebene</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ünfte Ebene</text:span><text:span text:style-name="a20" text:class-names=""/></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1/1/2000</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page-number></text:span></text:p>
        </draw:text-box>
        <svg:title/>
        <svg:desc/>
      </draw:frame>
    </style:master-page>
    <style:master-page style:name="Master1-Layout1-title-Titelfolie" style:page-layout-name="pageLayout1" draw:style-name="a59">
      <draw:g draw:name="Group 22" draw:id="id32">
        <svg:title/>
        <svg:desc/>
        <draw:custom-shape svg:x="0in" svg:y="2.8161in" svg:width="0.11006in" svg:height="0.68484in" draw:id="id53" draw:layer="Master1-bg" draw:style-name="a9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9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9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9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9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
        <svg:title/>
        <svg:desc/>
        <draw:custom-shape svg:x="0.02977in" svg:y="0.00017in" svg:width="0.5406in" svg:height="4.81304in" draw:id="id41" draw:layer="Master1-bg" draw:style-name="a8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5" draw:layer="Master1-bg" draw:style-name="a8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8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8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8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8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1" draw:layer="Master1-bg" draw:style-name="a9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2" draw:layer="Master1-bg" draw:style-name="a9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0" draw:name="Rectangle 6">
        <svg:title/>
        <svg:desc/>
        <draw:enhanced-geometry xmlns:dr3d="urn:oasis:names:tc:opendocument:xmlns:dr3d:1.0" draw:type="non-primitive" svg:viewBox="0 0 21600 21600" draw:enhanced-path="M 0 0 L 21600 0 21600 21600 0 21600 Z N"/>
      </draw:custom-shape>
      <draw:frame draw:id="id35" presentation:style-name="a64" draw:name="Title 1" svg:x="2.8316in" svg:y="2.75in" svg:width="9.75in" svg:height="2.47461in" presentation:class="title" presentation:placeholder="false">
        <draw:text-box>
          <text:p text:style-name="a63" text:class-names="" text:cond-style-name=""><text:span text:style-name="a61" text:class-names="">Titelmasterformat durch Klicken bearbeiten</text:span><text:span text:style-name="a62" text:class-names=""/></text:p>
        </draw:text-box>
        <svg:title/>
        <svg:desc/>
      </draw:frame>
      <draw:frame draw:id="id36" presentation:style-name="a68" draw:name="Subtitle 2" svg:x="2.8316in" svg:y="5.22461in" svg:width="9.75in" svg:height="1.23172in" presentation:class="subtitle" presentation:placeholder="false">
        <draw:text-box>
          <text:p text:style-name="a67" text:class-names="" text:cond-style-name=""><text:span text:style-name="a65" text:class-names="">Formatvorlage des Untertitelmasters durch Klicken bearbeiten</text:span><text:span text:style-name="a66" text:class-names=""/></text:p>
        </draw:text-box>
        <svg:title/>
        <svg:desc/>
      </draw:frame>
      <draw:frame draw:id="id37" presentation:style-name="a72" draw:name="Date Placeholder 3" svg:x="11.3316in" svg:y="6.70433in" svg:width="1.25359in" svg:height="0.40507in" presentation:class="date-time" presentation:placeholder="false">
        <draw:text-box>
          <text:p text:style-name="a71" text:class-names="" text:cond-style-name=""><text:span text:style-name="a69" text:class-names=""><text:date text:fixed="false" style:data-style-name="a70">1/1/2000</text:date></text:span></text:p>
        </draw:text-box>
        <svg:title/>
        <svg:desc/>
      </draw:frame>
      <draw:frame draw:id="id38" presentation:style-name="a75" draw:name="Footer Placeholder 4" svg:x="2.8316in" svg:y="6.7102in" svg:width="8.33333in" svg:height="0.39931in" presentation:class="footer" presentation:placeholder="false">
        <draw:text-box>
          <text:p text:style-name="a74" text:class-names="" text:cond-style-name=""><text:span text:style-name="a73" text:class-names=""/></text:p>
        </draw:text-box>
        <svg:title/>
        <svg:desc/>
      </draw:frame>
      <draw:custom-shape svg:x="0in" svg:y="4.72858in" svg:width="1.90797in" svg:height="0.85148in" draw:id="id39" draw:style-name="a76"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79" draw:name="Slide Number Placeholder 5" svg:x="0.5816in" svg:y="4.95357in" svg:width="0.85276in" svg:height="0.39931in" presentation:class="page-number" presentation:placeholder="false">
        <draw:text-box>
          <text:p text:style-name="a78" text:class-names="" text:cond-style-name=""><text:span text:style-name="a77" text:class-names=""><text:page-number style:num-format="1" text:fixed="false">‹#›</text:page-number></text:span></text:p>
        </draw:text-box>
        <svg:title/>
        <svg:desc/>
      </draw:frame>
    </style:master-page>
    <style:master-page style:name="Master1-Layout2-obj-Titel-und-Inhalt" style:page-layout-name="pageLayout1" draw:style-name="a105">
      <draw:g draw:name="Group 22" draw:id="id65">
        <svg:title/>
        <svg:desc/>
        <draw:custom-shape svg:x="0in" svg:y="2.8161in" svg:width="0.11006in" svg:height="0.68484in" draw:id="id86" draw:layer="Master1-bg" draw:style-name="a15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5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5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5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5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5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5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66">
        <svg:title/>
        <svg:desc/>
        <draw:custom-shape svg:x="0.02977in" svg:y="0.00017in" svg:width="0.5406in" svg:height="4.81304in" draw:id="id74" draw:layer="Master1-bg" draw:style-name="a13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78" draw:layer="Master1-bg" draw:style-name="a14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4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4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4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4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4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84" draw:layer="Master1-bg" draw:style-name="a14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85" draw:layer="Master1-bg" draw:style-name="a15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06" draw:name="Rectangle 6">
        <svg:title/>
        <svg:desc/>
        <draw:enhanced-geometry xmlns:dr3d="urn:oasis:names:tc:opendocument:xmlns:dr3d:1.0" draw:type="non-primitive" svg:viewBox="0 0 21600 21600" draw:enhanced-path="M 0 0 L 21600 0 21600 21600 0 21600 Z N"/>
      </draw:custom-shape>
      <draw:frame draw:id="id68" presentation:style-name="a110" draw:name="Title 1" svg:x="2.83566in" svg:y="0.68253in" svg:width="9.74594in" svg:height="1.4008in" presentation:class="title" presentation:placeholder="false">
        <draw:text-box>
          <text:p text:style-name="a109" text:class-names="" text:cond-style-name=""><text:span text:style-name="a107" text:class-names="">Titelmasterformat durch Klicken bearbeiten</text:span><text:span text:style-name="a108" text:class-names=""/></text:p>
        </draw:text-box>
        <svg:title/>
        <svg:desc/>
      </draw:frame>
      <draw:frame draw:id="id69" presentation:style-name="a127" draw:name="Content Placeholder 2" svg:x="2.8316in" svg:y="2.33333in" svg:width="9.75in" svg:height="4.13126in" presentation:class="object" presentation:placeholder="false">
        <draw:text-box>
          <text:list text:style-name="a113">
            <text:list-item>
              <text:p text:style-name="a112" text:class-names="" text:cond-style-name=""><text:span text:style-name="a111" text:class-names="">Formatvorlagen des Textmasters bearbeiten</text:span></text:p>
            </text:list-item>
          </text:list>
          <text:list text:style-name="a116">
            <text:list-item>
              <text:list text:style-name="a116">
                <text:list-item>
                  <text:p text:style-name="a115" text:class-names="" text:cond-style-name=""><text:span text:style-name="a114" text:class-names="">Zweite Ebene</text:span></text:p>
                </text:list-item>
              </text:list>
            </text:list-item>
          </text:list>
          <text:list text:style-name="a119">
            <text:list-item>
              <text:list text:style-name="a119">
                <text:list-item>
                  <text:list text:style-name="a119">
                    <text:list-item>
                      <text:p text:style-name="a118" text:class-names="" text:cond-style-name=""><text:span text:style-name="a117" text:class-names="">Dritte Eben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Vierte Ebene</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ünfte Ebene</text:span><text:span text:style-name="a124" text:class-names=""/></text:p>
                            </text:list-item>
                          </text:list>
                        </text:list-item>
                      </text:list>
                    </text:list-item>
                  </text:list>
                </text:list-item>
              </text:list>
            </text:list-item>
          </text:list>
        </draw:text-box>
        <svg:title/>
        <svg:desc/>
      </draw:frame>
      <draw:frame draw:id="id70" presentation:style-name="a131" draw:name="Date Placeholder 3" svg:x="11.3316in" svg:y="6.70433in" svg:width="1.25359in" svg:height="0.40507in" presentation:class="date-time" presentation:placeholder="false">
        <draw:text-box>
          <text:p text:style-name="a130" text:class-names="" text:cond-style-name=""><text:span text:style-name="a128" text:class-names=""><text:date text:fixed="false" style:data-style-name="a129">1/1/2000</text:date></text:span></text:p>
        </draw:text-box>
        <svg:title/>
        <svg:desc/>
      </draw:frame>
      <draw:frame draw:id="id71" presentation:style-name="a134" draw:name="Footer Placeholder 4" svg:x="2.8316in" svg:y="6.7102in" svg:width="8.33333in" svg:height="0.39931in" presentation:class="footer" presentation:placeholder="false">
        <draw:text-box>
          <text:p text:style-name="a133" text:class-names="" text:cond-style-name=""><text:span text:style-name="a132" text:class-names=""/></text:p>
        </draw:text-box>
        <svg:title/>
        <svg:desc/>
      </draw:frame>
      <draw:custom-shape svg:x="-0.00458in" svg:y="0.78125in" svg:width="1.73723in" svg:height="0.55479in" draw:id="id72" draw:style-name="a13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38" draw:name="Slide Number Placeholder 5" svg:x="0.5816in" svg:y="0.86153in" svg:width="0.85276in" svg:height="0.39931in" presentation:class="page-number" presentation:placeholder="false">
        <draw:text-box>
          <text:p text:style-name="a137" text:class-names="" text:cond-style-name=""><text:span text:style-name="a136" text:class-names=""><text:page-number style:num-format="1" text:fixed="false">‹#›</text:page-number></text:span></text:p>
        </draw:text-box>
        <svg:title/>
        <svg:desc/>
      </draw:frame>
    </style:master-page>
    <style:master-page style:name="Master1-Layout3-secHead-Abschnitts-&#10;überschrift" style:page-layout-name="pageLayout1" draw:style-name="a164">
      <draw:g draw:name="Group 22" draw:id="id98">
        <svg:title/>
        <svg:desc/>
        <draw:custom-shape svg:x="0in" svg:y="2.8161in" svg:width="0.11006in" svg:height="0.68484in" draw:id="id119" draw:layer="Master1-bg" draw:style-name="a19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19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19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0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0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0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0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0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0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0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99">
        <svg:title/>
        <svg:desc/>
        <draw:custom-shape svg:x="0.02977in" svg:y="0.00017in" svg:width="0.5406in" svg:height="4.81304in" draw:id="id107" draw:layer="Master1-bg" draw:style-name="a18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8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8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8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11" draw:layer="Master1-bg" draw:style-name="a18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19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19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19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17" draw:layer="Master1-bg" draw:style-name="a19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18" draw:layer="Master1-bg" draw:style-name="a19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65" draw:name="Rectangle 6">
        <svg:title/>
        <svg:desc/>
        <draw:enhanced-geometry xmlns:dr3d="urn:oasis:names:tc:opendocument:xmlns:dr3d:1.0" draw:type="non-primitive" svg:viewBox="0 0 21600 21600" draw:enhanced-path="M 0 0 L 21600 0 21600 21600 0 21600 Z N"/>
      </draw:custom-shape>
      <draw:frame draw:id="id101" presentation:style-name="a169" draw:name="Title 1" svg:x="2.8316in" svg:y="2.25148in" svg:width="9.75in" svg:height="1.6063in" presentation:class="title" presentation:placeholder="false">
        <draw:text-box>
          <text:p text:style-name="a168" text:class-names="" text:cond-style-name=""><text:span text:style-name="a166" text:class-names="">Titelmasterformat durch Klicken bearbeiten</text:span><text:span text:style-name="a167" text:class-names=""/></text:p>
        </draw:text-box>
        <svg:title/>
        <svg:desc/>
      </draw:frame>
      <draw:frame draw:id="id102" presentation:style-name="a173" draw:name="Text Placeholder 2" svg:x="2.8316in" svg:y="3.8606in" svg:width="9.75in" svg:height="0.94094in" presentation:class="outline" presentation:placeholder="false">
        <draw:text-box>
          <text:list text:style-name="a172">
            <text:list-item>
              <text:p text:style-name="a171" text:class-names="" text:cond-style-name=""><text:span text:style-name="a170" text:class-names="">Formatvorlagen des Textmasters bearbeiten</text:span></text:p>
            </text:list-item>
          </text:list>
        </draw:text-box>
        <svg:title/>
        <svg:desc/>
      </draw:frame>
      <draw:frame draw:id="id103" presentation:style-name="a177" draw:name="Date Placeholder 3" svg:x="11.3316in" svg:y="6.70433in" svg:width="1.25359in" svg:height="0.40507in" presentation:class="date-time" presentation:placeholder="false">
        <draw:text-box>
          <text:p text:style-name="a176" text:class-names="" text:cond-style-name=""><text:span text:style-name="a174" text:class-names=""><text:date text:fixed="false" style:data-style-name="a175">1/1/2000</text:date></text:span></text:p>
        </draw:text-box>
        <svg:title/>
        <svg:desc/>
      </draw:frame>
      <draw:frame draw:id="id104" presentation:style-name="a180" draw:name="Footer Placeholder 4" svg:x="2.8316in" svg:y="6.7102in" svg:width="8.33333in" svg:height="0.39931in" presentation:class="footer" presentation:placeholder="false">
        <draw:text-box>
          <text:p text:style-name="a179" text:class-names="" text:cond-style-name=""><text:span text:style-name="a178" text:class-names=""/></text:p>
        </draw:text-box>
        <svg:title/>
        <svg:desc/>
      </draw:frame>
      <draw:custom-shape svg:x="-0.00458in" svg:y="3.47569in" svg:width="1.73723in" svg:height="0.55479in" draw:id="id105" draw:style-name="a18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84" draw:name="Slide Number Placeholder 5" svg:x="0.5816in" svg:y="3.54783in" svg:width="0.85276in" svg:height="0.39931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style:master-page>
    <style:master-page style:name="Master1-Layout4-twoObj-Zwei-Inhalte" style:page-layout-name="pageLayout1" draw:style-name="a210">
      <draw:g draw:name="Group 22" draw:id="id131">
        <svg:title/>
        <svg:desc/>
        <draw:custom-shape svg:x="0in" svg:y="2.8161in" svg:width="0.11006in" svg:height="0.68484in" draw:id="id153" draw:layer="Master1-bg" draw:style-name="a27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7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7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7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7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7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7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8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8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8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8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8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32">
        <svg:title/>
        <svg:desc/>
        <draw:custom-shape svg:x="0.02977in" svg:y="0.00017in" svg:width="0.5406in" svg:height="4.81304in" draw:id="id141" draw:layer="Master1-bg" draw:style-name="a26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6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6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6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45" draw:layer="Master1-bg" draw:style-name="a26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6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6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6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6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7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51" draw:layer="Master1-bg" draw:style-name="a27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52" draw:layer="Master1-bg" draw:style-name="a27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1" draw:name="Rectangle 6">
        <svg:title/>
        <svg:desc/>
        <draw:enhanced-geometry xmlns:dr3d="urn:oasis:names:tc:opendocument:xmlns:dr3d:1.0" draw:type="non-primitive" svg:viewBox="0 0 21600 21600" draw:enhanced-path="M 0 0 L 21600 0 21600 21600 0 21600 Z N"/>
      </draw:custom-shape>
      <draw:frame draw:id="id134" presentation:style-name="a215" draw:name="Title 7" svg:x="2.83566in" svg:y="0.68253in" svg:width="9.74594in" svg:height="1.4008in" presentation:class="title" presentation:placeholder="false">
        <draw:text-box>
          <text:p text:style-name="a214" text:class-names="" text:cond-style-name=""><text:span text:style-name="a212" text:class-names="">Titelmasterformat durch Klicken bearbeiten</text:span><text:span text:style-name="a213" text:class-names=""/></text:p>
        </draw:text-box>
        <svg:title/>
        <svg:desc/>
      </draw:frame>
      <draw:frame draw:id="id135" presentation:style-name="a232" draw:name="Content Placeholder 2" svg:x="2.8316in" svg:y="2.33333in" svg:width="4.7177in" svg:height="4.13126in" presentation:class="object" presentation:placeholder="false">
        <draw:text-box>
          <text:list text:style-name="a218">
            <text:list-item>
              <text:p text:style-name="a217" text:class-names="" text:cond-style-name=""><text:span text:style-name="a216" text:class-names="">Formatvorlagen des Textmasters bearbeiten</text:span></text:p>
            </text:list-item>
          </text:list>
          <text:list text:style-name="a221">
            <text:list-item>
              <text:list text:style-name="a221">
                <text:list-item>
                  <text:p text:style-name="a220" text:class-names="" text:cond-style-name=""><text:span text:style-name="a219" text:class-names="">Zweite Ebene</text:span></text:p>
                </text:list-item>
              </text:list>
            </text:list-item>
          </text:list>
          <text:list text:style-name="a224">
            <text:list-item>
              <text:list text:style-name="a224">
                <text:list-item>
                  <text:list text:style-name="a224">
                    <text:list-item>
                      <text:p text:style-name="a223" text:class-names="" text:cond-style-name=""><text:span text:style-name="a222" text:class-names="">Dritte Ebene</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Vierte Ebene</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ünfte Ebene</text:span><text:span text:style-name="a229" text:class-names=""/></text:p>
                            </text:list-item>
                          </text:list>
                        </text:list-item>
                      </text:list>
                    </text:list-item>
                  </text:list>
                </text:list-item>
              </text:list>
            </text:list-item>
          </text:list>
        </draw:text-box>
        <svg:title/>
        <svg:desc/>
      </draw:frame>
      <draw:frame draw:id="id136" presentation:style-name="a249" draw:name="Content Placeholder 3" svg:x="7.8639in" svg:y="2.32526in" svg:width="4.7177in" svg:height="4.13126in" presentation:class="object" presentation:placeholder="false">
        <draw:text-box>
          <text:list text:style-name="a235">
            <text:list-item>
              <text:p text:style-name="a234" text:class-names="" text:cond-style-name=""><text:span text:style-name="a233" text:class-names="">Formatvorlagen des Textmasters bearbeiten</text:span></text:p>
            </text:list-item>
          </text:list>
          <text:list text:style-name="a238">
            <text:list-item>
              <text:list text:style-name="a238">
                <text:list-item>
                  <text:p text:style-name="a237" text:class-names="" text:cond-style-name=""><text:span text:style-name="a236" text:class-names="">Zweite Ebene</text:span></text:p>
                </text:list-item>
              </text:list>
            </text:list-item>
          </text:list>
          <text:list text:style-name="a241">
            <text:list-item>
              <text:list text:style-name="a241">
                <text:list-item>
                  <text:list text:style-name="a241">
                    <text:list-item>
                      <text:p text:style-name="a240" text:class-names="" text:cond-style-name=""><text:span text:style-name="a239" text:class-names="">Dritte Ebene</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Vierte Ebene</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Fünfte Ebene</text:span><text:span text:style-name="a246" text:class-names=""/></text:p>
                            </text:list-item>
                          </text:list>
                        </text:list-item>
                      </text:list>
                    </text:list-item>
                  </text:list>
                </text:list-item>
              </text:list>
            </text:list-item>
          </text:list>
        </draw:text-box>
        <svg:title/>
        <svg:desc/>
      </draw:frame>
      <draw:frame draw:id="id137" presentation:style-name="a253" draw:name="Date Placeholder 4" svg:x="11.3316in" svg:y="6.70433in" svg:width="1.25359in" svg:height="0.40507in" presentation:class="date-time" presentation:placeholder="false">
        <draw:text-box>
          <text:p text:style-name="a252" text:class-names="" text:cond-style-name=""><text:span text:style-name="a250" text:class-names=""><text:date text:fixed="false" style:data-style-name="a251">1/1/2000</text:date></text:span></text:p>
        </draw:text-box>
        <svg:title/>
        <svg:desc/>
      </draw:frame>
      <draw:frame draw:id="id138" presentation:style-name="a256" draw:name="Footer Placeholder 5" svg:x="2.8316in" svg:y="6.7102in" svg:width="8.33333in" svg:height="0.39931in" presentation:class="footer" presentation:placeholder="false">
        <draw:text-box>
          <text:p text:style-name="a255" text:class-names="" text:cond-style-name=""><text:span text:style-name="a254" text:class-names=""/></text:p>
        </draw:text-box>
        <svg:title/>
        <svg:desc/>
      </draw:frame>
      <draw:custom-shape svg:x="-0.00458in" svg:y="0.78125in" svg:width="1.73723in" svg:height="0.55479in" draw:id="id139" draw:style-name="a25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60" draw:name="Slide Number Placeholder 5" svg:x="0.5816in" svg:y="0.86153in" svg:width="0.85276in" svg:height="0.39931in" presentation:class="page-number" presentation:placeholder="false">
        <draw:text-box>
          <text:p text:style-name="a259" text:class-names="" text:cond-style-name=""><text:span text:style-name="a258" text:class-names=""><text:page-number style:num-format="1" text:fixed="false">‹#›</text:page-number></text:span></text:p>
        </draw:text-box>
        <svg:title/>
        <svg:desc/>
      </draw:frame>
    </style:master-page>
    <style:master-page style:name="Master1-Layout5-twoTxTwoObj-Vergleich" style:page-layout-name="pageLayout1" draw:style-name="a286">
      <draw:g draw:name="Group 22" draw:id="id165">
        <svg:title/>
        <svg:desc/>
        <draw:custom-shape svg:x="0in" svg:y="2.8161in" svg:width="0.11006in" svg:height="0.68484in" draw:id="id189" draw:layer="Master1-bg" draw:style-name="a3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66">
        <svg:title/>
        <svg:desc/>
        <draw:custom-shape svg:x="0.02977in" svg:y="0.00017in" svg:width="0.5406in" svg:height="4.81304in" draw:id="id177" draw:layer="Master1-bg" draw:style-name="a3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81" draw:layer="Master1-bg" draw:style-name="a3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87" draw:layer="Master1-bg" draw:style-name="a3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88" draw:layer="Master1-bg" draw:style-name="a3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87" draw:name="Rectangle 6">
        <svg:title/>
        <svg:desc/>
        <draw:enhanced-geometry xmlns:dr3d="urn:oasis:names:tc:opendocument:xmlns:dr3d:1.0" draw:type="non-primitive" svg:viewBox="0 0 21600 21600" draw:enhanced-path="M 0 0 L 21600 0 21600 21600 0 21600 Z N"/>
      </draw:custom-shape>
      <draw:frame draw:id="id168" presentation:style-name="a291" draw:name="Title 9" svg:x="2.83566in" svg:y="0.68253in" svg:width="9.74594in" svg:height="1.4008in" presentation:class="title" presentation:placeholder="false">
        <draw:text-box>
          <text:p text:style-name="a290" text:class-names="" text:cond-style-name=""><text:span text:style-name="a288" text:class-names="">Titelmasterformat durch Klicken bearbeiten</text:span><text:span text:style-name="a289" text:class-names=""/></text:p>
        </draw:text-box>
        <svg:title/>
        <svg:desc/>
      </draw:frame>
      <draw:frame draw:id="id169" presentation:style-name="a295" draw:name="Text Placeholder 2" svg:x="3.21454in" svg:y="2.15737in" svg:width="4.3665in" svg:height="0.63021in" presentation:class="outline" presentation:placeholder="false">
        <draw:text-box>
          <text:list text:style-name="a294">
            <text:list-item>
              <text:p text:style-name="a293" text:class-names="" text:cond-style-name=""><text:span text:style-name="a292" text:class-names="">Formatvorlagen des Textmasters bearbeiten</text:span></text:p>
            </text:list-item>
          </text:list>
        </draw:text-box>
        <svg:title/>
        <svg:desc/>
      </draw:frame>
      <draw:frame draw:id="id170" presentation:style-name="a312" draw:name="Content Placeholder 3" svg:x="2.8316in" svg:y="2.78758in" svg:width="4.74945in" svg:height="3.66804in" presentation:class="object" presentation:placeholder="false">
        <draw:text-box>
          <text:list text:style-name="a298">
            <text:list-item>
              <text:p text:style-name="a297" text:class-names="" text:cond-style-name=""><text:span text:style-name="a296" text:class-names="">Formatvorlagen des Textmasters bearbeiten</text:span></text:p>
            </text:list-item>
          </text:list>
          <text:list text:style-name="a301">
            <text:list-item>
              <text:list text:style-name="a301">
                <text:list-item>
                  <text:p text:style-name="a300" text:class-names="" text:cond-style-name=""><text:span text:style-name="a299" text:class-names="">Zweite Ebene</text:span></text:p>
                </text:list-item>
              </text:list>
            </text:list-item>
          </text:list>
          <text:list text:style-name="a304">
            <text:list-item>
              <text:list text:style-name="a304">
                <text:list-item>
                  <text:list text:style-name="a304">
                    <text:list-item>
                      <text:p text:style-name="a303" text:class-names="" text:cond-style-name=""><text:span text:style-name="a302" text:class-names="">Dritte Ebene</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Vierte Ebene</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ünfte Ebene</text:span><text:span text:style-name="a309" text:class-names=""/></text:p>
                            </text:list-item>
                          </text:list>
                        </text:list-item>
                      </text:list>
                    </text:list-item>
                  </text:list>
                </text:list-item>
              </text:list>
            </text:list-item>
          </text:list>
        </draw:text-box>
        <svg:title/>
        <svg:desc/>
      </draw:frame>
      <draw:frame draw:id="id171" presentation:style-name="a316" draw:name="Text Placeholder 4" svg:x="8.20935in" svg:y="2.15384in" svg:width="4.37336in" svg:height="0.63021in" presentation:class="outline" presentation:placeholder="false">
        <draw:text-box>
          <text:list text:style-name="a315">
            <text:list-item>
              <text:p text:style-name="a314" text:class-names="" text:cond-style-name=""><text:span text:style-name="a313" text:class-names="">Formatvorlagen des Textmasters bearbeiten</text:span></text:p>
            </text:list-item>
          </text:list>
        </draw:text-box>
        <svg:title/>
        <svg:desc/>
      </draw:frame>
      <draw:frame draw:id="id172" presentation:style-name="a333" draw:name="Content Placeholder 5" svg:x="7.83788in" svg:y="2.78405in" svg:width="4.74483in" svg:height="3.66804in" presentation:class="object" presentation:placeholder="false">
        <draw:text-box>
          <text:list text:style-name="a319">
            <text:list-item>
              <text:p text:style-name="a318" text:class-names="" text:cond-style-name=""><text:span text:style-name="a317" text:class-names="">Formatvorlagen des Textmasters bearbeiten</text:span></text:p>
            </text:list-item>
          </text:list>
          <text:list text:style-name="a322">
            <text:list-item>
              <text:list text:style-name="a322">
                <text:list-item>
                  <text:p text:style-name="a321" text:class-names="" text:cond-style-name=""><text:span text:style-name="a320" text:class-names="">Zweite Ebene</text:span></text:p>
                </text:list-item>
              </text:list>
            </text:list-item>
          </text:list>
          <text:list text:style-name="a325">
            <text:list-item>
              <text:list text:style-name="a325">
                <text:list-item>
                  <text:list text:style-name="a325">
                    <text:list-item>
                      <text:p text:style-name="a324" text:class-names="" text:cond-style-name=""><text:span text:style-name="a323" text:class-names="">Dritte Ebene</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Vierte Ebene</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ünfte Ebene</text:span><text:span text:style-name="a330" text:class-names=""/></text:p>
                            </text:list-item>
                          </text:list>
                        </text:list-item>
                      </text:list>
                    </text:list-item>
                  </text:list>
                </text:list-item>
              </text:list>
            </text:list-item>
          </text:list>
        </draw:text-box>
        <svg:title/>
        <svg:desc/>
      </draw:frame>
      <draw:frame draw:id="id173" presentation:style-name="a337" draw:name="Date Placeholder 6" svg:x="11.3316in" svg:y="6.70433in" svg:width="1.25359in" svg:height="0.40507in" presentation:class="date-time" presentation:placeholder="false">
        <draw:text-box>
          <text:p text:style-name="a336" text:class-names="" text:cond-style-name=""><text:span text:style-name="a334" text:class-names=""><text:date text:fixed="false" style:data-style-name="a335">1/1/2000</text:date></text:span></text:p>
        </draw:text-box>
        <svg:title/>
        <svg:desc/>
      </draw:frame>
      <draw:frame draw:id="id174" presentation:style-name="a340" draw:name="Footer Placeholder 7" svg:x="2.8316in" svg:y="6.7102in" svg:width="8.33333in" svg:height="0.39931in" presentation:class="footer" presentation:placeholder="false">
        <draw:text-box>
          <text:p text:style-name="a339" text:class-names="" text:cond-style-name=""><text:span text:style-name="a338" text:class-names=""/></text:p>
        </draw:text-box>
        <svg:title/>
        <svg:desc/>
      </draw:frame>
      <draw:custom-shape svg:x="-0.00458in" svg:y="0.78125in" svg:width="1.73723in" svg:height="0.55479in" draw:id="id175" draw:style-name="a34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44" draw:name="Slide Number Placeholder 5" svg:x="0.5816in" svg:y="0.86153in" svg:width="0.85276in" svg:height="0.39931in" presentation:class="page-number" presentation:placeholder="false">
        <draw:text-box>
          <text:p text:style-name="a343" text:class-names="" text:cond-style-name=""><text:span text:style-name="a342" text:class-names=""><text:page-number style:num-format="1" text:fixed="false">‹#›</text:page-number></text:span></text:p>
        </draw:text-box>
        <svg:title/>
        <svg:desc/>
      </draw:frame>
    </style:master-page>
    <style:master-page style:name="Master1-Layout6-titleOnly-Nur-Titel" style:page-layout-name="pageLayout1" draw:style-name="a370">
      <draw:g draw:name="Group 22" draw:id="id201">
        <svg:title/>
        <svg:desc/>
        <draw:custom-shape svg:x="0in" svg:y="2.8161in" svg:width="0.11006in" svg:height="0.68484in" draw:id="id221" draw:layer="Master1-bg" draw:style-name="a39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0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0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0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0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0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0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0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0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0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0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1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02">
        <svg:title/>
        <svg:desc/>
        <draw:custom-shape svg:x="0.02977in" svg:y="0.00017in" svg:width="0.5406in" svg:height="4.81304in" draw:id="id209" draw:layer="Master1-bg" draw:style-name="a38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38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38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39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13" draw:layer="Master1-bg" draw:style-name="a39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39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39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39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39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39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19" draw:layer="Master1-bg" draw:style-name="a39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20" draw:layer="Master1-bg" draw:style-name="a39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71" draw:name="Rectangle 6">
        <svg:title/>
        <svg:desc/>
        <draw:enhanced-geometry xmlns:dr3d="urn:oasis:names:tc:opendocument:xmlns:dr3d:1.0" draw:type="non-primitive" svg:viewBox="0 0 21600 21600" draw:enhanced-path="M 0 0 L 21600 0 21600 21600 0 21600 Z N"/>
      </draw:custom-shape>
      <draw:frame draw:id="id204" presentation:style-name="a375" draw:name="Title 1" svg:x="2.83566in" svg:y="0.68253in" svg:width="9.74594in" svg:height="1.4008in" presentation:class="title" presentation:placeholder="false">
        <draw:text-box>
          <text:p text:style-name="a374" text:class-names="" text:cond-style-name=""><text:span text:style-name="a372" text:class-names="">Titelmasterformat durch Klicken bearbeiten</text:span><text:span text:style-name="a373" text:class-names=""/></text:p>
        </draw:text-box>
        <svg:title/>
        <svg:desc/>
      </draw:frame>
      <draw:frame draw:id="id205" presentation:style-name="a379" draw:name="Date Placeholder 2" svg:x="11.3316in" svg:y="6.70433in" svg:width="1.25359in" svg:height="0.40507in" presentation:class="date-time" presentation:placeholder="false">
        <draw:text-box>
          <text:p text:style-name="a378" text:class-names="" text:cond-style-name=""><text:span text:style-name="a376" text:class-names=""><text:date text:fixed="false" style:data-style-name="a377">1/1/2000</text:date></text:span></text:p>
        </draw:text-box>
        <svg:title/>
        <svg:desc/>
      </draw:frame>
      <draw:frame draw:id="id206" presentation:style-name="a382" draw:name="Footer Placeholder 3" svg:x="2.8316in" svg:y="6.7102in" svg:width="8.33333in" svg:height="0.39931in" presentation:class="footer" presentation:placeholder="false">
        <draw:text-box>
          <text:p text:style-name="a381" text:class-names="" text:cond-style-name=""><text:span text:style-name="a380" text:class-names=""/></text:p>
        </draw:text-box>
        <svg:title/>
        <svg:desc/>
      </draw:frame>
      <draw:custom-shape svg:x="-0.00458in" svg:y="0.78125in" svg:width="1.73723in" svg:height="0.55479in" draw:id="id207" draw:style-name="a38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386" draw:name="Slide Number Placeholder 4" svg:x="0.5816in" svg:y="0.86153in" svg:width="0.85276in" svg:height="0.39931in" presentation:class="page-number" presentation:placeholder="false">
        <draw:text-box>
          <text:p text:style-name="a385" text:class-names="" text:cond-style-name=""><text:span text:style-name="a384" text:class-names=""><text:page-number style:num-format="1" text:fixed="false">‹#›</text:page-number></text:span></text:p>
        </draw:text-box>
        <svg:title/>
        <svg:desc/>
      </draw:frame>
    </style:master-page>
    <style:master-page style:name="Master1-Layout7-blank-Leer" style:page-layout-name="pageLayout1" draw:style-name="a412">
      <draw:g draw:name="Group 22" draw:id="id233">
        <svg:title/>
        <svg:desc/>
        <draw:custom-shape svg:x="0in" svg:y="2.8161in" svg:width="0.11006in" svg:height="0.68484in" draw:id="id252" draw:layer="Master1-bg" draw:style-name="a43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3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3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4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4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4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4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4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4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4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4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4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34">
        <svg:title/>
        <svg:desc/>
        <draw:custom-shape svg:x="0.02977in" svg:y="0.00017in" svg:width="0.5406in" svg:height="4.81304in" draw:id="id240" draw:layer="Master1-bg" draw:style-name="a42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2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2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2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44" draw:layer="Master1-bg" draw:style-name="a42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3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3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3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3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3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50" draw:layer="Master1-bg" draw:style-name="a43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51" draw:layer="Master1-bg" draw:style-name="a43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13" draw:name="Rectangle 6">
        <svg:title/>
        <svg:desc/>
        <draw:enhanced-geometry xmlns:dr3d="urn:oasis:names:tc:opendocument:xmlns:dr3d:1.0" draw:type="non-primitive" svg:viewBox="0 0 21600 21600" draw:enhanced-path="M 0 0 L 21600 0 21600 21600 0 21600 Z N"/>
      </draw:custom-shape>
      <draw:frame draw:id="id236" presentation:style-name="a417" draw:name="Date Placeholder 1" svg:x="11.3316in" svg:y="6.70433in" svg:width="1.25359in" svg:height="0.40507in" presentation:class="date-time" presentation:placeholder="false">
        <draw:text-box>
          <text:p text:style-name="a416" text:class-names="" text:cond-style-name=""><text:span text:style-name="a414" text:class-names=""><text:date text:fixed="false" style:data-style-name="a415">1/1/2000</text:date></text:span></text:p>
        </draw:text-box>
        <svg:title/>
        <svg:desc/>
      </draw:frame>
      <draw:frame draw:id="id237" presentation:style-name="a420" draw:name="Footer Placeholder 2" svg:x="2.8316in" svg:y="6.7102in" svg:width="8.33333in" svg:height="0.39931in" presentation:class="footer" presentation:placeholder="false">
        <draw:text-box>
          <text:p text:style-name="a419" text:class-names="" text:cond-style-name=""><text:span text:style-name="a418" text:class-names=""/></text:p>
        </draw:text-box>
        <svg:title/>
        <svg:desc/>
      </draw:frame>
      <draw:custom-shape svg:x="-0.00458in" svg:y="0.78125in" svg:width="1.73723in" svg:height="0.55479in" draw:id="id238" draw:style-name="a42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24" draw:name="Slide Number Placeholder 3" svg:x="0.5816in" svg:y="0.86153in" svg:width="0.85276in" svg:height="0.39931in" presentation:class="page-number" presentation:placeholder="false">
        <draw:text-box>
          <text:p text:style-name="a423" text:class-names="" text:cond-style-name=""><text:span text:style-name="a422" text:class-names=""><text:page-number style:num-format="1" text:fixed="false">‹#›</text:page-number></text:span></text:p>
        </draw:text-box>
        <svg:title/>
        <svg:desc/>
      </draw:frame>
    </style:master-page>
    <style:master-page style:name="Master1-Layout8-objTx-Inhalt-mit-Überschrift" style:page-layout-name="pageLayout1" draw:style-name="a450">
      <draw:g draw:name="Group 22" draw:id="id264">
        <svg:title/>
        <svg:desc/>
        <draw:custom-shape svg:x="0in" svg:y="2.8161in" svg:width="0.11006in" svg:height="0.68484in" draw:id="id286" draw:layer="Master1-bg" draw:style-name="a50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0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0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0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0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0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0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0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0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0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1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1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65">
        <svg:title/>
        <svg:desc/>
        <draw:custom-shape svg:x="0.02977in" svg:y="0.00017in" svg:width="0.5406in" svg:height="4.81304in" draw:id="id274" draw:layer="Master1-bg" draw:style-name="a48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48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49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49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78" draw:layer="Master1-bg" draw:style-name="a49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49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49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49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49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49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84" draw:layer="Master1-bg" draw:style-name="a49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85" draw:layer="Master1-bg" draw:style-name="a49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51" draw:name="Rectangle 6">
        <svg:title/>
        <svg:desc/>
        <draw:enhanced-geometry xmlns:dr3d="urn:oasis:names:tc:opendocument:xmlns:dr3d:1.0" draw:type="non-primitive" svg:viewBox="0 0 21600 21600" draw:enhanced-path="M 0 0 L 21600 0 21600 21600 0 21600 Z N"/>
      </draw:custom-shape>
      <draw:frame draw:id="id267" presentation:style-name="a455" draw:name="Title 1" svg:x="2.8316in" svg:y="0.48785in" svg:width="3.83333in" svg:height="1.06771in" presentation:class="title" presentation:placeholder="false">
        <draw:text-box>
          <text:p text:style-name="a454" text:class-names="" text:cond-style-name=""><text:span text:style-name="a452" text:class-names="">Titelmasterformat durch Klicken bearbeiten</text:span><text:span text:style-name="a453" text:class-names=""/></text:p>
        </draw:text-box>
        <svg:title/>
        <svg:desc/>
      </draw:frame>
      <draw:frame draw:id="id268" presentation:style-name="a472" draw:name="Content Placeholder 2" svg:x="6.91493in" svg:y="0.48785in" svg:width="5.66667in" svg:height="5.92188in" presentation:class="object" presentation:placeholder="false">
        <draw:text-box>
          <text:list text:style-name="a458">
            <text:list-item>
              <text:p text:style-name="a457" text:class-names="" text:cond-style-name=""><text:span text:style-name="a456" text:class-names="">Formatvorlagen des Textmasters bearbeiten</text:span></text:p>
            </text:list-item>
          </text:list>
          <text:list text:style-name="a461">
            <text:list-item>
              <text:list text:style-name="a461">
                <text:list-item>
                  <text:p text:style-name="a460" text:class-names="" text:cond-style-name=""><text:span text:style-name="a459" text:class-names="">Zweite Ebene</text:span></text:p>
                </text:list-item>
              </text:list>
            </text:list-item>
          </text:list>
          <text:list text:style-name="a464">
            <text:list-item>
              <text:list text:style-name="a464">
                <text:list-item>
                  <text:list text:style-name="a464">
                    <text:list-item>
                      <text:p text:style-name="a463" text:class-names="" text:cond-style-name=""><text:span text:style-name="a462" text:class-names="">Dritte Ebene</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Vierte Ebene</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Fünfte Ebene</text:span><text:span text:style-name="a469" text:class-names=""/></text:p>
                            </text:list-item>
                          </text:list>
                        </text:list-item>
                      </text:list>
                    </text:list-item>
                  </text:list>
                </text:list-item>
              </text:list>
            </text:list-item>
          </text:list>
        </draw:text-box>
        <svg:title/>
        <svg:desc/>
      </draw:frame>
      <draw:frame draw:id="id269" presentation:style-name="a476" draw:name="Text Placeholder 3" svg:x="2.8316in" svg:y="1.74826in" svg:width="3.83333in" svg:height="4.66146in" presentation:class="outline" presentation:placeholder="false">
        <draw:text-box>
          <text:list text:style-name="a475">
            <text:list-item>
              <text:p text:style-name="a474" text:class-names="" text:cond-style-name=""><text:span text:style-name="a473" text:class-names="">Formatvorlagen des Textmasters bearbeiten</text:span></text:p>
            </text:list-item>
          </text:list>
        </draw:text-box>
        <svg:title/>
        <svg:desc/>
      </draw:frame>
      <draw:frame draw:id="id270" presentation:style-name="a480" draw:name="Date Placeholder 4" svg:x="11.3316in" svg:y="6.70433in" svg:width="1.25359in" svg:height="0.40507in" presentation:class="date-time" presentation:placeholder="false">
        <draw:text-box>
          <text:p text:style-name="a479" text:class-names="" text:cond-style-name=""><text:span text:style-name="a477" text:class-names=""><text:date text:fixed="false" style:data-style-name="a478">1/1/2000</text:date></text:span></text:p>
        </draw:text-box>
        <svg:title/>
        <svg:desc/>
      </draw:frame>
      <draw:frame draw:id="id271" presentation:style-name="a483" draw:name="Footer Placeholder 5" svg:x="2.8316in" svg:y="6.7102in" svg:width="8.33333in" svg:height="0.39931in" presentation:class="footer" presentation:placeholder="false">
        <draw:text-box>
          <text:p text:style-name="a482" text:class-names="" text:cond-style-name=""><text:span text:style-name="a481" text:class-names=""/></text:p>
        </draw:text-box>
        <svg:title/>
        <svg:desc/>
      </draw:frame>
      <draw:custom-shape svg:x="-0.00458in" svg:y="0.78125in" svg:width="1.73723in" svg:height="0.55479in" draw:id="id272" draw:style-name="a48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487" draw:name="Slide Number Placeholder 6" svg:x="0.5816in" svg:y="0.86153in" svg:width="0.85276in" svg:height="0.39931in" presentation:class="page-number" presentation:placeholder="false">
        <draw:text-box>
          <text:p text:style-name="a486" text:class-names="" text:cond-style-name=""><text:span text:style-name="a485" text:class-names=""><text:page-number style:num-format="1" text:fixed="false">‹#›</text:page-number></text:span></text:p>
        </draw:text-box>
        <svg:title/>
        <svg:desc/>
      </draw:frame>
    </style:master-page>
    <style:master-page style:name="Master1-Layout9-picTx-Bild-mit-Überschrift" style:page-layout-name="pageLayout1" draw:style-name="a513">
      <draw:g draw:name="Group 22" draw:id="id298">
        <svg:title/>
        <svg:desc/>
        <draw:custom-shape svg:x="0in" svg:y="2.8161in" svg:width="0.11006in" svg:height="0.68484in" draw:id="id320" draw:layer="Master1-bg" draw:style-name="a55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5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5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5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5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5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5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5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5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5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6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6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99">
        <svg:title/>
        <svg:desc/>
        <draw:custom-shape svg:x="0.02977in" svg:y="0.00017in" svg:width="0.5406in" svg:height="4.81304in" draw:id="id308" draw:layer="Master1-bg" draw:style-name="a53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3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4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4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12" draw:layer="Master1-bg" draw:style-name="a54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4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4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4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4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4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18" draw:layer="Master1-bg" draw:style-name="a54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19" draw:layer="Master1-bg" draw:style-name="a54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14" draw:name="Rectangle 6">
        <svg:title/>
        <svg:desc/>
        <draw:enhanced-geometry xmlns:dr3d="urn:oasis:names:tc:opendocument:xmlns:dr3d:1.0" draw:type="non-primitive" svg:viewBox="0 0 21600 21600" draw:enhanced-path="M 0 0 L 21600 0 21600 21600 0 21600 Z N"/>
      </draw:custom-shape>
      <draw:frame draw:id="id301" presentation:style-name="a518" draw:name="Title 1" svg:x="2.8316in" svg:y="5.25in" svg:width="9.75in" svg:height="0.61979in" presentation:class="title" presentation:placeholder="false">
        <draw:text-box>
          <text:p text:style-name="a517" text:class-names="" text:cond-style-name=""><text:span text:style-name="a515" text:class-names="">Titelmasterformat durch Klicken bearbeiten</text:span><text:span text:style-name="a516" text:class-names=""/></text:p>
        </draw:text-box>
        <svg:title/>
        <svg:desc/>
      </draw:frame>
      <draw:frame draw:id="id302" presentation:style-name="a522" draw:name="Picture Placeholder 2" svg:x="2.8316in" svg:y="0.69441in" svg:width="9.75in" svg:height="4.21585in" presentation:class="graphic" presentation:placeholder="false">
        <draw:text-box>
          <text:p text:style-name="a521" text:class-names="" text:cond-style-name=""><text:span text:style-name="a519" text:class-names="">Bild durch Klicken auf Symbol hinzufügen</text:span><text:span text:style-name="a520" text:class-names=""/></text:p>
        </draw:text-box>
        <svg:title/>
        <svg:desc/>
      </draw:frame>
      <draw:frame draw:id="id303" presentation:style-name="a526" draw:name="Text Placeholder 3" svg:x="2.8316in" svg:y="5.86979in" svg:width="9.75in" svg:height="0.53993in" presentation:class="outline" presentation:placeholder="false">
        <draw:text-box>
          <text:list text:style-name="a525">
            <text:list-item>
              <text:p text:style-name="a524" text:class-names="" text:cond-style-name=""><text:span text:style-name="a523" text:class-names="">Formatvorlagen des Textmasters bearbeiten</text:span></text:p>
            </text:list-item>
          </text:list>
        </draw:text-box>
        <svg:title/>
        <svg:desc/>
      </draw:frame>
      <draw:frame draw:id="id304" presentation:style-name="a530" draw:name="Date Placeholder 4" svg:x="11.3316in" svg:y="6.70433in" svg:width="1.25359in" svg:height="0.40507in" presentation:class="date-time" presentation:placeholder="false">
        <draw:text-box>
          <text:p text:style-name="a529" text:class-names="" text:cond-style-name=""><text:span text:style-name="a527" text:class-names=""><text:date text:fixed="false" style:data-style-name="a528">1/1/2000</text:date></text:span></text:p>
        </draw:text-box>
        <svg:title/>
        <svg:desc/>
      </draw:frame>
      <draw:frame draw:id="id305" presentation:style-name="a533" draw:name="Footer Placeholder 5" svg:x="2.8316in" svg:y="6.7102in" svg:width="8.33333in" svg:height="0.39931in" presentation:class="footer" presentation:placeholder="false">
        <draw:text-box>
          <text:p text:style-name="a532" text:class-names="" text:cond-style-name=""><text:span text:style-name="a531" text:class-names=""/></text:p>
        </draw:text-box>
        <svg:title/>
        <svg:desc/>
      </draw:frame>
      <draw:custom-shape svg:x="-0.00458in" svg:y="5.37153in" svg:width="1.73723in" svg:height="0.55479in" draw:id="id306" draw:style-name="a53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37" draw:name="Slide Number Placeholder 6" svg:x="0.5816in" svg:y="5.44957in" svg:width="0.85276in" svg:height="0.39931in" presentation:class="page-number" presentation:placeholder="false">
        <draw:text-box>
          <text:p text:style-name="a536" text:class-names="" text:cond-style-name=""><text:span text:style-name="a535" text:class-names=""><text:page-number style:num-format="1" text:fixed="false">‹#›</text:page-number></text:span></text:p>
        </draw:text-box>
        <svg:title/>
        <svg:desc/>
      </draw:frame>
    </style:master-page>
    <style:master-page style:name="Master1-Layout10-cust-Titel-und-Beschriftung" style:page-layout-name="pageLayout1" draw:style-name="a563">
      <draw:g draw:name="Group 22" draw:id="id332">
        <svg:title/>
        <svg:desc/>
        <draw:custom-shape svg:x="0in" svg:y="2.8161in" svg:width="0.11006in" svg:height="0.68484in" draw:id="id353" draw:layer="Master1-bg" draw:style-name="a5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5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5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5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3">
        <svg:title/>
        <svg:desc/>
        <draw:custom-shape svg:x="0.02977in" svg:y="0.00017in" svg:width="0.5406in" svg:height="4.81304in" draw:id="id341" draw:layer="Master1-bg" draw:style-name="a5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5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5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5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45" draw:layer="Master1-bg" draw:style-name="a5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5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5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5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5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5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51" draw:layer="Master1-bg" draw:style-name="a5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52" draw:layer="Master1-bg" draw:style-name="a5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64" draw:name="Rectangle 6">
        <svg:title/>
        <svg:desc/>
        <draw:enhanced-geometry xmlns:dr3d="urn:oasis:names:tc:opendocument:xmlns:dr3d:1.0" draw:type="non-primitive" svg:viewBox="0 0 21600 21600" draw:enhanced-path="M 0 0 L 21600 0 21600 21600 0 21600 Z N"/>
      </draw:custom-shape>
      <draw:frame draw:id="id335" presentation:style-name="a568" draw:name="Title 1" svg:x="2.8316in" svg:y="0.66667in" svg:width="9.75in" svg:height="3.40884in" presentation:class="title" presentation:placeholder="false">
        <draw:text-box>
          <text:p text:style-name="a567" text:class-names="" text:cond-style-name=""><text:span text:style-name="a565" text:class-names="">Titelmasterformat durch Klicken bearbeiten</text:span><text:span text:style-name="a566" text:class-names=""/></text:p>
        </draw:text-box>
        <svg:title/>
        <svg:desc/>
      </draw:frame>
      <draw:frame draw:id="id336" presentation:style-name="a572" draw:name="Text Placeholder 2" svg:x="2.8316in" svg:y="4.76164in" svg:width="9.75in" svg:height="1.70151in" presentation:class="outline" presentation:placeholder="false">
        <draw:text-box>
          <text:list text:style-name="a571">
            <text:list-item>
              <text:p text:style-name="a570" text:class-names="" text:cond-style-name=""><text:span text:style-name="a569" text:class-names="">Formatvorlagen des Textmasters bearbeiten</text:span></text:p>
            </text:list-item>
          </text:list>
        </draw:text-box>
        <svg:title/>
        <svg:desc/>
      </draw:frame>
      <draw:frame draw:id="id337" presentation:style-name="a576" draw:name="Date Placeholder 3" svg:x="11.3316in" svg:y="6.70433in" svg:width="1.25359in" svg:height="0.40507in" presentation:class="date-time" presentation:placeholder="false">
        <draw:text-box>
          <text:p text:style-name="a575" text:class-names="" text:cond-style-name=""><text:span text:style-name="a573" text:class-names=""><text:date text:fixed="false" style:data-style-name="a574">1/1/2000</text:date></text:span></text:p>
        </draw:text-box>
        <svg:title/>
        <svg:desc/>
      </draw:frame>
      <draw:frame draw:id="id338" presentation:style-name="a579" draw:name="Footer Placeholder 4" svg:x="2.8316in" svg:y="6.7102in" svg:width="8.33333in" svg:height="0.39931in" presentation:class="footer" presentation:placeholder="false">
        <draw:text-box>
          <text:p text:style-name="a578" text:class-names="" text:cond-style-name=""><text:span text:style-name="a577" text:class-names=""/></text:p>
        </draw:text-box>
        <svg:title/>
        <svg:desc/>
      </draw:frame>
      <draw:custom-shape svg:x="-0.00458in" svg:y="3.47569in" svg:width="1.73723in" svg:height="0.55479in" draw:id="id339" draw:style-name="a58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583" draw:name="Slide Number Placeholder 5" svg:x="0.5816in" svg:y="3.54783in" svg:width="0.85276in" svg:height="0.39931in" presentation:class="page-number" presentation:placeholder="false">
        <draw:text-box>
          <text:p text:style-name="a582" text:class-names="" text:cond-style-name=""><text:span text:style-name="a581" text:class-names=""><text:page-number style:num-format="1" text:fixed="false">‹#›</text:page-number></text:span></text:p>
        </draw:text-box>
        <svg:title/>
        <svg:desc/>
      </draw:frame>
    </style:master-page>
    <style:master-page style:name="Master1-Layout11-cust-Zitat-mit-Beschriftung" style:page-layout-name="pageLayout1" draw:style-name="a609">
      <draw:g draw:name="Group 22" draw:id="id365">
        <svg:title/>
        <svg:desc/>
        <draw:custom-shape svg:x="0in" svg:y="2.8161in" svg:width="0.11006in" svg:height="0.68484in" draw:id="id389" draw:layer="Master1-bg" draw:style-name="a65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5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5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5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5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5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5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5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6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6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6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6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66">
        <svg:title/>
        <svg:desc/>
        <draw:custom-shape svg:x="0.02977in" svg:y="0.00017in" svg:width="0.5406in" svg:height="4.81304in" draw:id="id377" draw:layer="Master1-bg" draw:style-name="a64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4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4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4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81" draw:layer="Master1-bg" draw:style-name="a64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4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4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4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4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4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87" draw:layer="Master1-bg" draw:style-name="a65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88" draw:layer="Master1-bg" draw:style-name="a65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10" draw:name="Rectangle 6">
        <svg:title/>
        <svg:desc/>
        <draw:enhanced-geometry xmlns:dr3d="urn:oasis:names:tc:opendocument:xmlns:dr3d:1.0" draw:type="non-primitive" svg:viewBox="0 0 21600 21600" draw:enhanced-path="M 0 0 L 21600 0 21600 21600 0 21600 Z N"/>
      </draw:custom-shape>
      <draw:frame draw:id="id368" presentation:style-name="a614" draw:name="Title 1" svg:x="3.11674in" svg:y="0.66667in" svg:width="9.17971in" svg:height="3.16667in" presentation:class="title" presentation:placeholder="false">
        <draw:text-box>
          <text:p text:style-name="a613" text:class-names="" text:cond-style-name=""><text:span text:style-name="a611" text:class-names="">Titelmasterformat durch Klicken bearbeiten</text:span><text:span text:style-name="a612" text:class-names=""/></text:p>
        </draw:text-box>
        <svg:title/>
        <svg:desc/>
      </draw:frame>
      <draw:frame draw:id="id369" presentation:style-name="a618" draw:name="Text Placeholder 9" svg:x="3.5816in" svg:y="3.83333in" svg:width="8.24208in" svg:height="0.41667in" presentation:class="outline" presentation:placeholder="false">
        <draw:text-box>
          <text:list text:style-name="a617">
            <text:list-item>
              <text:p text:style-name="a616" text:class-names="" text:cond-style-name=""><text:span text:style-name="a615" text:class-names="">Formatvorlagen des Textmasters bearbeiten</text:span></text:p>
            </text:list-item>
          </text:list>
        </draw:text-box>
        <svg:title/>
        <svg:desc/>
      </draw:frame>
      <draw:frame draw:id="id370" presentation:style-name="a622" draw:name="Text Placeholder 2" svg:x="2.8316in" svg:y="4.76164in" svg:width="9.75in" svg:height="1.70151in" presentation:class="outline" presentation:placeholder="false">
        <draw:text-box>
          <text:list text:style-name="a621">
            <text:list-item>
              <text:p text:style-name="a620" text:class-names="" text:cond-style-name=""><text:span text:style-name="a619" text:class-names="">Formatvorlagen des Textmasters bearbeiten</text:span></text:p>
            </text:list-item>
          </text:list>
        </draw:text-box>
        <svg:title/>
        <svg:desc/>
      </draw:frame>
      <draw:frame draw:id="id371" presentation:style-name="a626" draw:name="Date Placeholder 3" svg:x="11.3316in" svg:y="6.70433in" svg:width="1.25359in" svg:height="0.40507in" presentation:class="date-time" presentation:placeholder="false">
        <draw:text-box>
          <text:p text:style-name="a625" text:class-names="" text:cond-style-name=""><text:span text:style-name="a623" text:class-names=""><text:date text:fixed="false" style:data-style-name="a624">1/1/2000</text:date></text:span></text:p>
        </draw:text-box>
        <svg:title/>
        <svg:desc/>
      </draw:frame>
      <draw:frame draw:id="id372" presentation:style-name="a629" draw:name="Footer Placeholder 4" svg:x="2.8316in" svg:y="6.7102in" svg:width="8.33333in" svg:height="0.39931in" presentation:class="footer" presentation:placeholder="false">
        <draw:text-box>
          <text:p text:style-name="a628" text:class-names="" text:cond-style-name=""><text:span text:style-name="a627" text:class-names=""/></text:p>
        </draw:text-box>
        <svg:title/>
        <svg:desc/>
      </draw:frame>
      <draw:custom-shape svg:x="-0.00458in" svg:y="3.47569in" svg:width="1.73723in" svg:height="0.55479in" draw:id="id373" draw:style-name="a63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33" draw:name="Slide Number Placeholder 5" svg:x="0.5816in" svg:y="3.54783in" svg:width="0.85276in" svg:height="0.39931in" presentation:class="page-number" presentation:placeholder="false">
        <draw:text-box>
          <text:p text:style-name="a632" text:class-names="" text:cond-style-name=""><text:span text:style-name="a631" text:class-names=""><text:page-number style:num-format="1" text:fixed="false">‹#›</text:page-number></text:span></text:p>
        </draw:text-box>
        <svg:title/>
        <svg:desc/>
      </draw:frame>
      <draw:frame draw:id="id375" draw:style-name="a636" draw:name="TextBox 13" svg:x="2.69866in" svg:y="0.70867in" svg:width="0.66667in" svg:height="0.63952in">
        <draw:text-box>
          <text:p text:style-name="a635" text:class-names="" text:cond-style-name=""><text:span text:style-name="a634" text:class-names="">“</text:span></text:p>
        </draw:text-box>
        <svg:title/>
        <svg:desc/>
      </draw:frame>
      <draw:frame draw:id="id376" draw:style-name="a639" draw:name="TextBox 14" svg:x="12.15535in" svg:y="3.17728in" svg:width="0.66667in" svg:height="0.63952in">
        <draw:text-box>
          <text:p text:style-name="a638" text:class-names="" text:cond-style-name=""><text:span text:style-name="a637" text:class-names="">”</text:span></text:p>
        </draw:text-box>
        <svg:title/>
        <svg:desc/>
      </draw:frame>
    </style:master-page>
    <style:master-page style:name="Master1-Layout12-cust-Namenskarte" style:page-layout-name="pageLayout1" draw:style-name="a665">
      <draw:g draw:name="Group 22" draw:id="id401">
        <svg:title/>
        <svg:desc/>
        <draw:custom-shape svg:x="0in" svg:y="2.8161in" svg:width="0.11006in" svg:height="0.68484in" draw:id="id422" draw:layer="Master1-bg" draw:style-name="a69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69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0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0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0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0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0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0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0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0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0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0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02">
        <svg:title/>
        <svg:desc/>
        <draw:custom-shape svg:x="0.02977in" svg:y="0.00017in" svg:width="0.5406in" svg:height="4.81304in" draw:id="id410" draw:layer="Master1-bg" draw:style-name="a68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68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68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68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14" draw:layer="Master1-bg" draw:style-name="a69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69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69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69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69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69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20" draw:layer="Master1-bg" draw:style-name="a69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21" draw:layer="Master1-bg" draw:style-name="a69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66" draw:name="Rectangle 6">
        <svg:title/>
        <svg:desc/>
        <draw:enhanced-geometry xmlns:dr3d="urn:oasis:names:tc:opendocument:xmlns:dr3d:1.0" draw:type="non-primitive" svg:viewBox="0 0 21600 21600" draw:enhanced-path="M 0 0 L 21600 0 21600 21600 0 21600 Z N"/>
      </draw:custom-shape>
      <draw:frame draw:id="id404" presentation:style-name="a670" draw:name="Title 1" svg:x="2.8316in" svg:y="2.66667in" svg:width="9.75in" svg:height="2.97993in" presentation:class="title" presentation:placeholder="false">
        <draw:text-box>
          <text:p text:style-name="a669" text:class-names="" text:cond-style-name=""><text:span text:style-name="a667" text:class-names="">Titelmasterformat durch Klicken bearbeiten</text:span><text:span text:style-name="a668" text:class-names=""/></text:p>
        </draw:text-box>
        <svg:title/>
        <svg:desc/>
      </draw:frame>
      <draw:frame draw:id="id405" presentation:style-name="a674" draw:name="Text Placeholder 3" svg:x="2.8316in" svg:y="5.66667in" svg:width="9.75in" svg:height="0.79792in" presentation:class="outline" presentation:placeholder="false">
        <draw:text-box>
          <text:list text:style-name="a673">
            <text:list-item>
              <text:p text:style-name="a672" text:class-names="" text:cond-style-name=""><text:span text:style-name="a671" text:class-names="">Formatvorlagen des Textmasters bearbeiten</text:span></text:p>
            </text:list-item>
          </text:list>
        </draw:text-box>
        <svg:title/>
        <svg:desc/>
      </draw:frame>
      <draw:frame draw:id="id406" presentation:style-name="a678" draw:name="Date Placeholder 4" svg:x="11.3316in" svg:y="6.70433in" svg:width="1.25359in" svg:height="0.40507in" presentation:class="date-time" presentation:placeholder="false">
        <draw:text-box>
          <text:p text:style-name="a677" text:class-names="" text:cond-style-name=""><text:span text:style-name="a675" text:class-names=""><text:date text:fixed="false" style:data-style-name="a676">1/1/2000</text:date></text:span></text:p>
        </draw:text-box>
        <svg:title/>
        <svg:desc/>
      </draw:frame>
      <draw:frame draw:id="id407" presentation:style-name="a681" draw:name="Footer Placeholder 5" svg:x="2.8316in" svg:y="6.7102in" svg:width="8.33333in" svg:height="0.39931in" presentation:class="footer" presentation:placeholder="false">
        <draw:text-box>
          <text:p text:style-name="a680" text:class-names="" text:cond-style-name=""><text:span text:style-name="a679" text:class-names=""/></text:p>
        </draw:text-box>
        <svg:title/>
        <svg:desc/>
      </draw:frame>
      <draw:custom-shape svg:x="-0.00458in" svg:y="5.37153in" svg:width="1.73723in" svg:height="0.55479in" draw:id="id408" draw:style-name="a68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685" draw:name="Slide Number Placeholder 6" svg:x="0.5816in" svg:y="5.44957in" svg:width="0.85276in" svg:height="0.39931in" presentation:class="page-number" presentation:placeholder="false">
        <draw:text-box>
          <text:p text:style-name="a684" text:class-names="" text:cond-style-name=""><text:span text:style-name="a683" text:class-names=""><text:page-number style:num-format="1" text:fixed="false">‹#›</text:page-number></text:span></text:p>
        </draw:text-box>
        <svg:title/>
        <svg:desc/>
      </draw:frame>
    </style:master-page>
    <style:master-page style:name="Master1-Layout13-cust-Namenskarte-für-Zitat" style:page-layout-name="pageLayout1" draw:style-name="a711">
      <draw:g draw:name="Group 22" draw:id="id434">
        <svg:title/>
        <svg:desc/>
        <draw:custom-shape svg:x="0in" svg:y="2.8161in" svg:width="0.11006in" svg:height="0.68484in" draw:id="id458" draw:layer="Master1-bg" draw:style-name="a75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5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5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5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5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5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6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6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6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6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6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6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35">
        <svg:title/>
        <svg:desc/>
        <draw:custom-shape svg:x="0.02977in" svg:y="0.00017in" svg:width="0.5406in" svg:height="4.81304in" draw:id="id446" draw:layer="Master1-bg" draw:style-name="a74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4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4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4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50" draw:layer="Master1-bg" draw:style-name="a74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4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4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4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5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5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56" draw:layer="Master1-bg" draw:style-name="a75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57" draw:layer="Master1-bg" draw:style-name="a75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12" draw:name="Rectangle 6">
        <svg:title/>
        <svg:desc/>
        <draw:enhanced-geometry xmlns:dr3d="urn:oasis:names:tc:opendocument:xmlns:dr3d:1.0" draw:type="non-primitive" svg:viewBox="0 0 21600 21600" draw:enhanced-path="M 0 0 L 21600 0 21600 21600 0 21600 Z N"/>
      </draw:custom-shape>
      <draw:frame draw:id="id437" presentation:style-name="a716" draw:name="Title 1" svg:x="3.11674in" svg:y="0.66667in" svg:width="9.17971in" svg:height="3.16667in" presentation:class="title" presentation:placeholder="false">
        <draw:text-box>
          <text:p text:style-name="a715" text:class-names="" text:cond-style-name=""><text:span text:style-name="a713" text:class-names="">Titelmasterformat durch Klicken bearbeiten</text:span><text:span text:style-name="a714" text:class-names=""/></text:p>
        </draw:text-box>
        <svg:title/>
        <svg:desc/>
      </draw:frame>
      <draw:frame draw:id="id438" presentation:style-name="a720" draw:name="Text Placeholder 9" svg:x="2.8316in" svg:y="4.75in" svg:width="9.75in" svg:height="0.91667in" presentation:class="outline" presentation:placeholder="false">
        <draw:text-box>
          <text:list text:style-name="a719">
            <text:list-item>
              <text:p text:style-name="a718" text:class-names="" text:cond-style-name=""><text:span text:style-name="a717" text:class-names="">Formatvorlagen des Textmasters bearbeiten</text:span></text:p>
            </text:list-item>
          </text:list>
        </draw:text-box>
        <svg:title/>
        <svg:desc/>
      </draw:frame>
      <draw:frame draw:id="id439" presentation:style-name="a724" draw:name="Text Placeholder 3" svg:x="2.8316in" svg:y="5.66667in" svg:width="9.75in" svg:height="0.79792in" presentation:class="outline" presentation:placeholder="false">
        <draw:text-box>
          <text:list text:style-name="a723">
            <text:list-item>
              <text:p text:style-name="a722" text:class-names="" text:cond-style-name=""><text:span text:style-name="a721" text:class-names="">Formatvorlagen des Textmasters bearbeiten</text:span></text:p>
            </text:list-item>
          </text:list>
        </draw:text-box>
        <svg:title/>
        <svg:desc/>
      </draw:frame>
      <draw:frame draw:id="id440" presentation:style-name="a728" draw:name="Date Placeholder 4" svg:x="11.3316in" svg:y="6.70433in" svg:width="1.25359in" svg:height="0.40507in" presentation:class="date-time" presentation:placeholder="false">
        <draw:text-box>
          <text:p text:style-name="a727" text:class-names="" text:cond-style-name=""><text:span text:style-name="a725" text:class-names=""><text:date text:fixed="false" style:data-style-name="a726">1/1/2000</text:date></text:span></text:p>
        </draw:text-box>
        <svg:title/>
        <svg:desc/>
      </draw:frame>
      <draw:frame draw:id="id441" presentation:style-name="a731" draw:name="Footer Placeholder 5" svg:x="2.8316in" svg:y="6.7102in" svg:width="8.33333in" svg:height="0.39931in" presentation:class="footer" presentation:placeholder="false">
        <draw:text-box>
          <text:p text:style-name="a730" text:class-names="" text:cond-style-name=""><text:span text:style-name="a729" text:class-names=""/></text:p>
        </draw:text-box>
        <svg:title/>
        <svg:desc/>
      </draw:frame>
      <draw:custom-shape svg:x="-0.00458in" svg:y="5.37153in" svg:width="1.73723in" svg:height="0.55479in" draw:id="id442" draw:style-name="a73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35" draw:name="Slide Number Placeholder 6" svg:x="0.5816in" svg:y="5.44957in" svg:width="0.85276in" svg:height="0.39931in" presentation:class="page-number" presentation:placeholder="false">
        <draw:text-box>
          <text:p text:style-name="a734" text:class-names="" text:cond-style-name=""><text:span text:style-name="a733" text:class-names=""><text:page-number style:num-format="1" text:fixed="false">‹#›</text:page-number></text:span></text:p>
        </draw:text-box>
        <svg:title/>
        <svg:desc/>
      </draw:frame>
      <draw:frame draw:id="id444" draw:style-name="a738" draw:name="TextBox 16" svg:x="2.69866in" svg:y="0.70867in" svg:width="0.66667in" svg:height="0.63952in">
        <draw:text-box>
          <text:p text:style-name="a737" text:class-names="" text:cond-style-name=""><text:span text:style-name="a736" text:class-names="">“</text:span></text:p>
        </draw:text-box>
        <svg:title/>
        <svg:desc/>
      </draw:frame>
      <draw:frame draw:id="id445" draw:style-name="a741" draw:name="TextBox 17" svg:x="12.15535in" svg:y="3.17728in" svg:width="0.66667in" svg:height="0.63952in">
        <draw:text-box>
          <text:p text:style-name="a740" text:class-names="" text:cond-style-name=""><text:span text:style-name="a739" text:class-names="">”</text:span></text:p>
        </draw:text-box>
        <svg:title/>
        <svg:desc/>
      </draw:frame>
    </style:master-page>
    <style:master-page style:name="Master1-Layout14-cust-Wahr-oder-Falsch" style:page-layout-name="pageLayout1" draw:style-name="a767">
      <draw:g draw:name="Group 22" draw:id="id470">
        <svg:title/>
        <svg:desc/>
        <draw:custom-shape svg:x="0in" svg:y="2.8161in" svg:width="0.11006in" svg:height="0.68484in" draw:id="id492" draw:layer="Master1-bg" draw:style-name="a80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0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0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0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0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0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1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1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1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1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1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1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71">
        <svg:title/>
        <svg:desc/>
        <draw:custom-shape svg:x="0.02977in" svg:y="0.00017in" svg:width="0.5406in" svg:height="4.81304in" draw:id="id480" draw:layer="Master1-bg" draw:style-name="a79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79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79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79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84" draw:layer="Master1-bg" draw:style-name="a79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79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79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79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0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0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90" draw:layer="Master1-bg" draw:style-name="a80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91" draw:layer="Master1-bg" draw:style-name="a80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68" draw:name="Rectangle 6">
        <svg:title/>
        <svg:desc/>
        <draw:enhanced-geometry xmlns:dr3d="urn:oasis:names:tc:opendocument:xmlns:dr3d:1.0" draw:type="non-primitive" svg:viewBox="0 0 21600 21600" draw:enhanced-path="M 0 0 L 21600 0 21600 21600 0 21600 Z N"/>
      </draw:custom-shape>
      <draw:frame draw:id="id473" presentation:style-name="a772" draw:name="Title 1" svg:x="2.8316in" svg:y="0.68614in" svg:width="9.75in" svg:height="3.14963in" presentation:class="title" presentation:placeholder="false">
        <draw:text-box>
          <text:p text:style-name="a771" text:class-names="" text:cond-style-name=""><text:span text:style-name="a769" text:class-names="">Titelmasterformat durch Klicken bearbeiten</text:span><text:span text:style-name="a770" text:class-names=""/></text:p>
        </draw:text-box>
        <svg:title/>
        <svg:desc/>
      </draw:frame>
      <draw:frame draw:id="id474" presentation:style-name="a776" draw:name="Text Placeholder 9" svg:x="2.8316in" svg:y="4.75in" svg:width="9.75in" svg:height="0.91667in" presentation:class="outline" presentation:placeholder="false">
        <draw:text-box>
          <text:list text:style-name="a775">
            <text:list-item>
              <text:p text:style-name="a774" text:class-names="" text:cond-style-name=""><text:span text:style-name="a773" text:class-names="">Formatvorlagen des Textmasters bearbeiten</text:span></text:p>
            </text:list-item>
          </text:list>
        </draw:text-box>
        <svg:title/>
        <svg:desc/>
      </draw:frame>
      <draw:frame draw:id="id475" presentation:style-name="a780" draw:name="Text Placeholder 3" svg:x="2.8316in" svg:y="5.66667in" svg:width="9.75in" svg:height="0.79792in" presentation:class="outline" presentation:placeholder="false">
        <draw:text-box>
          <text:list text:style-name="a779">
            <text:list-item>
              <text:p text:style-name="a778" text:class-names="" text:cond-style-name=""><text:span text:style-name="a777" text:class-names="">Formatvorlagen des Textmasters bearbeiten</text:span></text:p>
            </text:list-item>
          </text:list>
        </draw:text-box>
        <svg:title/>
        <svg:desc/>
      </draw:frame>
      <draw:frame draw:id="id476" presentation:style-name="a784" draw:name="Date Placeholder 4" svg:x="11.3316in" svg:y="6.70433in" svg:width="1.25359in" svg:height="0.40507in" presentation:class="date-time" presentation:placeholder="false">
        <draw:text-box>
          <text:p text:style-name="a783" text:class-names="" text:cond-style-name=""><text:span text:style-name="a781" text:class-names=""><text:date text:fixed="false" style:data-style-name="a782">1/1/2000</text:date></text:span></text:p>
        </draw:text-box>
        <svg:title/>
        <svg:desc/>
      </draw:frame>
      <draw:frame draw:id="id477" presentation:style-name="a787" draw:name="Footer Placeholder 5" svg:x="2.8316in" svg:y="6.7102in" svg:width="8.33333in" svg:height="0.39931in" presentation:class="footer" presentation:placeholder="false">
        <draw:text-box>
          <text:p text:style-name="a786" text:class-names="" text:cond-style-name=""><text:span text:style-name="a785" text:class-names=""/></text:p>
        </draw:text-box>
        <svg:title/>
        <svg:desc/>
      </draw:frame>
      <draw:custom-shape svg:x="-0.00458in" svg:y="5.37153in" svg:width="1.73723in" svg:height="0.55479in" draw:id="id478" draw:style-name="a7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791" draw:name="Slide Number Placeholder 6" svg:x="0.5816in" svg:y="5.44957in" svg:width="0.85276in" svg:height="0.39931in" presentation:class="page-number" presentation:placeholder="false">
        <draw:text-box>
          <text:p text:style-name="a790" text:class-names="" text:cond-style-name=""><text:span text:style-name="a789" text:class-names=""><text:page-number style:num-format="1" text:fixed="false">‹#›</text:page-number></text:span></text:p>
        </draw:text-box>
        <svg:title/>
        <svg:desc/>
      </draw:frame>
    </style:master-page>
    <style:master-page style:name="Master1-Layout15-vertTx-Titel-und-vertikaler-Text" style:page-layout-name="pageLayout1" draw:style-name="a817">
      <draw:g draw:name="Group 22" draw:id="id504">
        <svg:title/>
        <svg:desc/>
        <draw:custom-shape svg:x="0in" svg:y="2.8161in" svg:width="0.11006in" svg:height="0.68484in" draw:id="id525" draw:layer="Master1-bg" draw:style-name="a86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6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6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6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6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86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86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87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87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87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87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87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05">
        <svg:title/>
        <svg:desc/>
        <draw:custom-shape svg:x="0.02977in" svg:y="0.00017in" svg:width="0.5406in" svg:height="4.81304in" draw:id="id513" draw:layer="Master1-bg" draw:style-name="a85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5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5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5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517" draw:layer="Master1-bg" draw:style-name="a85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5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5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5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5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6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23" draw:layer="Master1-bg" draw:style-name="a86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24" draw:layer="Master1-bg" draw:style-name="a86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18" draw:name="Rectangle 6">
        <svg:title/>
        <svg:desc/>
        <draw:enhanced-geometry xmlns:dr3d="urn:oasis:names:tc:opendocument:xmlns:dr3d:1.0" draw:type="non-primitive" svg:viewBox="0 0 21600 21600" draw:enhanced-path="M 0 0 L 21600 0 21600 21600 0 21600 Z N"/>
      </draw:custom-shape>
      <draw:frame draw:id="id507" presentation:style-name="a822" draw:name="Title 1" svg:x="2.83566in" svg:y="0.68253in" svg:width="9.74594in" svg:height="1.4008in" presentation:class="title" presentation:placeholder="false">
        <draw:text-box>
          <text:p text:style-name="a821" text:class-names="" text:cond-style-name=""><text:span text:style-name="a819" text:class-names="">Titelmasterformat durch Klicken bearbeiten</text:span><text:span text:style-name="a820" text:class-names=""/></text:p>
        </draw:text-box>
        <svg:title/>
        <svg:desc/>
      </draw:frame>
      <draw:frame draw:id="id508" presentation:style-name="a839" draw:name="Vertical Text Placeholder 2" svg:x="2.8316in" svg:y="2.33333in" svg:width="9.75in" svg:height="4.25in" presentation:class="outline" presentation:placeholder="false">
        <draw:text-box>
          <text:list text:style-name="a825">
            <text:list-item>
              <text:p text:style-name="a824" text:class-names="" text:cond-style-name=""><text:span text:style-name="a823" text:class-names="">Formatvorlagen des Textmasters bearbeiten</text:span></text:p>
            </text:list-item>
          </text:list>
          <text:list text:style-name="a828">
            <text:list-item>
              <text:list text:style-name="a828">
                <text:list-item>
                  <text:p text:style-name="a827" text:class-names="" text:cond-style-name=""><text:span text:style-name="a826" text:class-names="">Zweite Ebene</text:span></text:p>
                </text:list-item>
              </text:list>
            </text:list-item>
          </text:list>
          <text:list text:style-name="a831">
            <text:list-item>
              <text:list text:style-name="a831">
                <text:list-item>
                  <text:list text:style-name="a831">
                    <text:list-item>
                      <text:p text:style-name="a830" text:class-names="" text:cond-style-name=""><text:span text:style-name="a829" text:class-names="">Dritte Ebene</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Vierte Ebene</text:span></text:p>
                        </text:list-item>
                      </text:list>
                    </text:list-item>
                  </text:list>
                </text:list-item>
              </text:list>
            </text:list-item>
          </text:list>
          <text:list text:style-name="a838">
            <text:list-item>
              <text:list text:style-name="a838">
                <text:list-item>
                  <text:list text:style-name="a838">
                    <text:list-item>
                      <text:list text:style-name="a838">
                        <text:list-item>
                          <text:list text:style-name="a838">
                            <text:list-item>
                              <text:p text:style-name="a837" text:class-names="" text:cond-style-name=""><text:span text:style-name="a835" text:class-names="">Fünfte Ebene</text:span><text:span text:style-name="a836" text:class-names=""/></text:p>
                            </text:list-item>
                          </text:list>
                        </text:list-item>
                      </text:list>
                    </text:list-item>
                  </text:list>
                </text:list-item>
              </text:list>
            </text:list-item>
          </text:list>
        </draw:text-box>
        <svg:title/>
        <svg:desc/>
      </draw:frame>
      <draw:frame draw:id="id509" presentation:style-name="a843" draw:name="Date Placeholder 3" svg:x="11.3316in" svg:y="6.70433in" svg:width="1.25359in" svg:height="0.40507in" presentation:class="date-time" presentation:placeholder="false">
        <draw:text-box>
          <text:p text:style-name="a842" text:class-names="" text:cond-style-name=""><text:span text:style-name="a840" text:class-names=""><text:date text:fixed="false" style:data-style-name="a841">1/1/2000</text:date></text:span></text:p>
        </draw:text-box>
        <svg:title/>
        <svg:desc/>
      </draw:frame>
      <draw:frame draw:id="id510" presentation:style-name="a846" draw:name="Footer Placeholder 4" svg:x="2.8316in" svg:y="6.7102in" svg:width="8.33333in" svg:height="0.39931in" presentation:class="footer" presentation:placeholder="false">
        <draw:text-box>
          <text:p text:style-name="a845" text:class-names="" text:cond-style-name=""><text:span text:style-name="a844" text:class-names=""/></text:p>
        </draw:text-box>
        <svg:title/>
        <svg:desc/>
      </draw:frame>
      <draw:custom-shape svg:x="-0.00458in" svg:y="0.78125in" svg:width="1.73723in" svg:height="0.55479in" draw:id="id511" draw:style-name="a84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50" draw:name="Slide Number Placeholder 5" svg:x="0.5816in" svg:y="0.86153in" svg:width="0.85276in" svg:height="0.39931in" presentation:class="page-number" presentation:placeholder="false">
        <draw:text-box>
          <text:p text:style-name="a849" text:class-names="" text:cond-style-name=""><text:span text:style-name="a848" text:class-names=""><text:page-number style:num-format="1" text:fixed="false">‹#›</text:page-number></text:span></text:p>
        </draw:text-box>
        <svg:title/>
        <svg:desc/>
      </draw:frame>
    </style:master-page>
    <style:master-page style:name="Master1-Layout16-vertTitleAndTx-Vertikaler-Titel-und-Text" style:page-layout-name="pageLayout1" draw:style-name="a876">
      <draw:g draw:name="Group 22" draw:id="id537">
        <svg:title/>
        <svg:desc/>
        <draw:custom-shape svg:x="0in" svg:y="2.8161in" svg:width="0.11006in" svg:height="0.68484in" draw:id="id558" draw:layer="Master1-bg" draw:style-name="a92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2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2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2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2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2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2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2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3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3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3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3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38">
        <svg:title/>
        <svg:desc/>
        <draw:custom-shape svg:x="0.02977in" svg:y="0.00017in" svg:width="0.5406in" svg:height="4.81304in" draw:id="id546" draw:layer="Master1-bg" draw:style-name="a91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1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1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1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550" draw:layer="Master1-bg" draw:style-name="a91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1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1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1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1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1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56" draw:layer="Master1-bg" draw:style-name="a92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57" draw:layer="Master1-bg" draw:style-name="a92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877" draw:name="Rectangle 6">
        <svg:title/>
        <svg:desc/>
        <draw:enhanced-geometry xmlns:dr3d="urn:oasis:names:tc:opendocument:xmlns:dr3d:1.0" draw:type="non-primitive" svg:viewBox="0 0 21600 21600" draw:enhanced-path="M 0 0 L 21600 0 21600 21600 0 21600 Z N"/>
      </draw:custom-shape>
      <draw:frame draw:id="id540" presentation:style-name="a881" draw:name="Vertical Title 1" svg:x="10.16493in" svg:y="0.68614in" svg:width="2.41426in" svg:height="5.77845in" presentation:class="title" presentation:placeholder="false">
        <draw:text-box>
          <text:p text:style-name="a880" text:class-names="" text:cond-style-name=""><text:span text:style-name="a878" text:class-names="">Titelmasterformat durch Klicken bearbeiten</text:span><text:span text:style-name="a879" text:class-names=""/></text:p>
        </draw:text-box>
        <svg:title/>
        <svg:desc/>
      </draw:frame>
      <draw:frame draw:id="id541" presentation:style-name="a898" draw:name="Vertical Text Placeholder 2" svg:x="2.8316in" svg:y="0.68614in" svg:width="7.08333in" svg:height="5.77845in" presentation:class="outline" presentation:placeholder="false">
        <draw:text-box>
          <text:list text:style-name="a884">
            <text:list-item>
              <text:p text:style-name="a883" text:class-names="" text:cond-style-name=""><text:span text:style-name="a882" text:class-names="">Formatvorlagen des Textmasters bearbeiten</text:span></text:p>
            </text:list-item>
          </text:list>
          <text:list text:style-name="a887">
            <text:list-item>
              <text:list text:style-name="a887">
                <text:list-item>
                  <text:p text:style-name="a886" text:class-names="" text:cond-style-name=""><text:span text:style-name="a885" text:class-names="">Zweite Ebene</text:span></text:p>
                </text:list-item>
              </text:list>
            </text:list-item>
          </text:list>
          <text:list text:style-name="a890">
            <text:list-item>
              <text:list text:style-name="a890">
                <text:list-item>
                  <text:list text:style-name="a890">
                    <text:list-item>
                      <text:p text:style-name="a889" text:class-names="" text:cond-style-name=""><text:span text:style-name="a888" text:class-names="">Dritte Ebene</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Vierte Ebene</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ünfte Ebene</text:span><text:span text:style-name="a895" text:class-names=""/></text:p>
                            </text:list-item>
                          </text:list>
                        </text:list-item>
                      </text:list>
                    </text:list-item>
                  </text:list>
                </text:list-item>
              </text:list>
            </text:list-item>
          </text:list>
        </draw:text-box>
        <svg:title/>
        <svg:desc/>
      </draw:frame>
      <draw:frame draw:id="id542" presentation:style-name="a902" draw:name="Date Placeholder 3" svg:x="11.3316in" svg:y="6.70433in" svg:width="1.25359in" svg:height="0.40507in" presentation:class="date-time" presentation:placeholder="false">
        <draw:text-box>
          <text:p text:style-name="a901" text:class-names="" text:cond-style-name=""><text:span text:style-name="a899" text:class-names=""><text:date text:fixed="false" style:data-style-name="a900">1/1/2000</text:date></text:span></text:p>
        </draw:text-box>
        <svg:title/>
        <svg:desc/>
      </draw:frame>
      <draw:frame draw:id="id543" presentation:style-name="a905" draw:name="Footer Placeholder 4" svg:x="2.8316in" svg:y="6.7102in" svg:width="8.33333in" svg:height="0.39931in" presentation:class="footer" presentation:placeholder="false">
        <draw:text-box>
          <text:p text:style-name="a904" text:class-names="" text:cond-style-name=""><text:span text:style-name="a903" text:class-names=""/></text:p>
        </draw:text-box>
        <svg:title/>
        <svg:desc/>
      </draw:frame>
      <draw:custom-shape svg:x="-0.00458in" svg:y="0.78125in" svg:width="1.73723in" svg:height="0.55479in" draw:id="id544" draw:style-name="a90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09" draw:name="Slide Number Placeholder 5" svg:x="0.5816in" svg:y="0.86153in" svg:width="0.85276in" svg:height="0.39931in" presentation:class="page-number" presentation:placeholder="false">
        <draw:text-box>
          <text:p text:style-name="a908" text:class-names="" text:cond-style-name=""><text:span text:style-name="a907"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WP-Algorithmen Projekt: Frechét Distanz</dc:title>
    <meta:initial-creator>josephine mertens</meta:initial-creator>
    <dc:creator>josephine mertens</dc:creator>
    <meta:creation-date>2016-12-07T21:43:01Z</meta:creation-date>
    <dc:date>2016-12-07T21:56:26Z</dc:date>
    <meta:template xlink:href="Wisp" xlink:type="simple"/>
    <meta:editing-cycles>1</meta:editing-cycles>
    <meta:editing-duration>PT0S</meta:editing-duration>
    <meta:document-statistic meta:paragraph-count="11" meta:word-count="46"/>
  </office:meta>
</office:document-meta>
</file>